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191cm" fo:margin-top="0cm" fo:margin-bottom="0cm" table:align="center" style:writing-mode="lr-tb"/>
    </style:style>
    <style:style style:name="Tabelle1.A" style:family="table-column">
      <style:table-column-properties style:column-width="8.595cm"/>
    </style:style>
    <style:style style:name="Tabelle1.B" style:family="table-column">
      <style:table-column-properties style:column-width="8.59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d9eaf7" fo:padding-left="0.191cm" fo:padding-right="0.191cm" fo:padding-top="0cm" fo:padding-bottom="0cm" fo:border="0.018cm solid #00000a">
        <style:background-image/>
      </style:table-cell-properties>
    </style:style>
    <style:style style:name="Tabel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le1.B2" style:family="table-cell" style:data-style-name="N37">
      <style:table-cell-properties style:vertical-align="middle" fo:padding-left="0.191cm" fo:padding-right="0.191cm" fo:padding-top="0cm" fo:padding-bottom="0cm" fo:border="0.018cm solid #00000a"/>
    </style:style>
    <style:style style:name="Tabelle2" style:family="table">
      <style:table-properties style:width="17.191cm" fo:margin-top="0cm" fo:margin-bottom="0cm" table:align="center" style:writing-mode="lr-tb"/>
    </style:style>
    <style:style style:name="Tabelle2.A" style:family="table-column">
      <style:table-column-properties style:column-width="8.595cm"/>
    </style:style>
    <style:style style:name="Tabelle2.B" style:family="table-column">
      <style:table-column-properties style:column-width="8.594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middle" fo:background-color="#d9eaf7" fo:padding-left="0.191cm" fo:padding-right="0.191cm" fo:padding-top="0cm" fo:padding-bottom="0cm" fo:border="0.018cm solid #00000a">
        <style:background-image/>
      </style:table-cell-properties>
    </style:style>
    <style:style style:name="Tabelle2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le3" style:family="table">
      <style:table-properties style:width="17.187cm" fo:margin-top="0cm" fo:margin-bottom="0cm" table:align="center" style:writing-mode="lr-tb"/>
    </style:style>
    <style:style style:name="Tabelle3.A" style:family="table-column">
      <style:table-column-properties style:column-width="4.297cm"/>
    </style:style>
    <style:style style:name="Tabelle3.D" style:family="table-column">
      <style:table-column-properties style:column-width="4.295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middle" fo:background-color="#d9eaf7" fo:padding-left="0.191cm" fo:padding-right="0.191cm" fo:padding-top="0cm" fo:padding-bottom="0cm" fo:border="0.018cm solid #00000a">
        <style:background-image/>
      </style:table-cell-properties>
    </style:style>
    <style:style style:name="Tabelle3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le4" style:family="table">
      <style:table-properties style:width="17.191cm" fo:margin-top="0cm" fo:margin-bottom="0cm" table:align="center" style:writing-mode="lr-tb"/>
    </style:style>
    <style:style style:name="Tabelle4.A" style:family="table-column">
      <style:table-column-properties style:column-width="8.595cm"/>
    </style:style>
    <style:style style:name="Tabelle4.B" style:family="table-column">
      <style:table-column-properties style:column-width="8.594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middle" fo:background-color="#d9eaf7" fo:padding-left="0.191cm" fo:padding-right="0.191cm" fo:padding-top="0cm" fo:padding-bottom="0cm" fo:border="0.018cm solid #00000a">
        <style:background-image/>
      </style:table-cell-properties>
    </style:style>
    <style:style style:name="Tabelle4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le5" style:family="table">
      <style:table-properties style:width="17.191cm" fo:margin-top="0cm" fo:margin-bottom="0cm" table:align="center" style:writing-mode="lr-tb"/>
    </style:style>
    <style:style style:name="Tabelle5.A" style:family="table-column">
      <style:table-column-properties style:column-width="8.595cm"/>
    </style:style>
    <style:style style:name="Tabelle5.B" style:family="table-column">
      <style:table-column-properties style:column-width="8.594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middle" fo:background-color="#d9eaf7" fo:padding-left="0.191cm" fo:padding-right="0.191cm" fo:padding-top="0cm" fo:padding-bottom="0cm" fo:border="0.018cm solid #00000a">
        <style:background-image/>
      </style:table-cell-properties>
    </style:style>
    <style:style style:name="Tabelle5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le6" style:family="table">
      <style:table-properties style:width="17.191cm" fo:margin-top="0cm" fo:margin-bottom="0cm" table:align="center" style:writing-mode="lr-tb"/>
    </style:style>
    <style:style style:name="Tabelle6.A" style:family="table-column">
      <style:table-column-properties style:column-width="8.595cm"/>
    </style:style>
    <style:style style:name="Tabelle6.B" style:family="table-column">
      <style:table-column-properties style:column-width="8.594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middle" fo:background-color="#d9eaf7" fo:padding-left="0.191cm" fo:padding-right="0.191cm" fo:padding-top="0cm" fo:padding-bottom="0cm" fo:border="0.018cm solid #00000a">
        <style:background-image/>
      </style:table-cell-properties>
    </style:style>
    <style:style style:name="Tabelle6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le7" style:family="table">
      <style:table-properties style:width="17.191cm" fo:margin-top="0cm" fo:margin-bottom="0cm" table:align="center" style:writing-mode="lr-tb"/>
    </style:style>
    <style:style style:name="Tabelle7.A" style:family="table-column">
      <style:table-column-properties style:column-width="8.595cm"/>
    </style:style>
    <style:style style:name="Tabelle7.B" style:family="table-column">
      <style:table-column-properties style:column-width="8.594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style:vertical-align="middle" fo:background-color="#d9eaf7" fo:padding-left="0.191cm" fo:padding-right="0.191cm" fo:padding-top="0cm" fo:padding-bottom="0cm" fo:border="0.018cm solid #00000a">
        <style:background-image/>
      </style:table-cell-properties>
    </style:style>
    <style:style style:name="Tabelle7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le8" style:family="table">
      <style:table-properties style:width="17.193cm" fo:margin-top="0cm" fo:margin-bottom="0cm" table:align="center" style:writing-mode="lr-tb"/>
    </style:style>
    <style:style style:name="Tabelle8.A" style:family="table-column">
      <style:table-column-properties style:column-width="5.731cm"/>
    </style:style>
    <style:style style:name="Tabelle8.1" style:family="table-row">
      <style:table-row-properties style:keep-together="true" fo:keep-together="auto"/>
    </style:style>
    <style:style style:name="Tabelle8.A1" style:family="table-cell">
      <style:table-cell-properties style:vertical-align="middle" fo:background-color="#d9eaf7" fo:padding-left="0.191cm" fo:padding-right="0.191cm" fo:padding-top="0cm" fo:padding-bottom="0cm" fo:border="0.018cm solid #00000a">
        <style:background-image/>
      </style:table-cell-properties>
    </style:style>
    <style:style style:name="Tabelle8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le9" style:family="table">
      <style:table-properties style:width="17.191cm" fo:margin-top="0cm" fo:margin-bottom="0cm" table:align="center" style:writing-mode="lr-tb"/>
    </style:style>
    <style:style style:name="Tabelle9.A" style:family="table-column">
      <style:table-column-properties style:column-width="8.595cm"/>
    </style:style>
    <style:style style:name="Tabelle9.B" style:family="table-column">
      <style:table-column-properties style:column-width="8.594cm"/>
    </style:style>
    <style:style style:name="Tabelle9.1" style:family="table-row">
      <style:table-row-properties style:keep-together="true" fo:keep-together="auto"/>
    </style:style>
    <style:style style:name="Tabelle9.A1" style:family="table-cell">
      <style:table-cell-properties style:vertical-align="middle" fo:background-color="#d9eaf7" fo:padding-left="0.191cm" fo:padding-right="0.191cm" fo:padding-top="0cm" fo:padding-bottom="0cm" fo:border="0.018cm solid #00000a">
        <style:background-image/>
      </style:table-cell-properties>
    </style:style>
    <style:style style:name="Tabelle9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le10" style:family="table">
      <style:table-properties style:width="17.191cm" fo:margin-top="0cm" fo:margin-bottom="0cm" table:align="center" style:writing-mode="lr-tb"/>
    </style:style>
    <style:style style:name="Tabelle10.A" style:family="table-column">
      <style:table-column-properties style:column-width="8.595cm"/>
    </style:style>
    <style:style style:name="Tabelle10.B" style:family="table-column">
      <style:table-column-properties style:column-width="8.594cm"/>
    </style:style>
    <style:style style:name="Tabelle10.1" style:family="table-row">
      <style:table-row-properties style:keep-together="true" fo:keep-together="auto"/>
    </style:style>
    <style:style style:name="Tabelle10.A1" style:family="table-cell">
      <style:table-cell-properties style:vertical-align="middle" fo:background-color="#d9eaf7" fo:padding-left="0.191cm" fo:padding-right="0.191cm" fo:padding-top="0cm" fo:padding-bottom="0cm" fo:border="0.018cm solid #00000a">
        <style:background-image/>
      </style:table-cell-properties>
    </style:style>
    <style:style style:name="Tabelle10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le11" style:family="table">
      <style:table-properties style:width="17.191cm" fo:margin-top="0cm" fo:margin-bottom="0cm" table:align="center" style:writing-mode="lr-tb"/>
    </style:style>
    <style:style style:name="Tabelle11.A" style:family="table-column">
      <style:table-column-properties style:column-width="8.595cm"/>
    </style:style>
    <style:style style:name="Tabelle11.B" style:family="table-column">
      <style:table-column-properties style:column-width="8.594cm"/>
    </style:style>
    <style:style style:name="Tabelle11.1" style:family="table-row">
      <style:table-row-properties style:keep-together="true" fo:keep-together="auto"/>
    </style:style>
    <style:style style:name="Tabelle11.A1" style:family="table-cell">
      <style:table-cell-properties style:vertical-align="middle" fo:background-color="#d9eaf7" fo:padding-left="0.191cm" fo:padding-right="0.191cm" fo:padding-top="0cm" fo:padding-bottom="0cm" fo:border="0.018cm solid #00000a">
        <style:background-image/>
      </style:table-cell-properties>
    </style:style>
    <style:style style:name="Tabelle1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le12" style:family="table">
      <style:table-properties style:width="17.191cm" fo:margin-top="0cm" fo:margin-bottom="0cm" table:align="center" style:writing-mode="lr-tb"/>
    </style:style>
    <style:style style:name="Tabelle12.A" style:family="table-column">
      <style:table-column-properties style:column-width="8.595cm"/>
    </style:style>
    <style:style style:name="Tabelle12.B" style:family="table-column">
      <style:table-column-properties style:column-width="8.594cm"/>
    </style:style>
    <style:style style:name="Tabelle12.1" style:family="table-row">
      <style:table-row-properties style:keep-together="true" fo:keep-together="auto"/>
    </style:style>
    <style:style style:name="Tabelle12.A1" style:family="table-cell">
      <style:table-cell-properties style:vertical-align="middle" fo:background-color="#d9eaf7" fo:padding-left="0.191cm" fo:padding-right="0.191cm" fo:padding-top="0cm" fo:padding-bottom="0cm" fo:border="0.018cm solid #00000a">
        <style:background-image/>
      </style:table-cell-properties>
    </style:style>
    <style:style style:name="Tabelle12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le13" style:family="table">
      <style:table-properties style:width="17.191cm" fo:margin-top="0cm" fo:margin-bottom="0cm" table:align="center" style:writing-mode="lr-tb"/>
    </style:style>
    <style:style style:name="Tabelle13.A" style:family="table-column">
      <style:table-column-properties style:column-width="8.595cm"/>
    </style:style>
    <style:style style:name="Tabelle13.B" style:family="table-column">
      <style:table-column-properties style:column-width="8.594cm"/>
    </style:style>
    <style:style style:name="Tabelle13.1" style:family="table-row">
      <style:table-row-properties style:keep-together="true" fo:keep-together="auto"/>
    </style:style>
    <style:style style:name="Tabelle13.A1" style:family="table-cell">
      <style:table-cell-properties style:vertical-align="middle" fo:background-color="#d9eaf7" fo:padding-left="0.191cm" fo:padding-right="0.191cm" fo:padding-top="0cm" fo:padding-bottom="0cm" fo:border="0.018cm solid #00000a">
        <style:background-image/>
      </style:table-cell-properties>
    </style:style>
    <style:style style:name="Tabelle13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le14" style:family="table">
      <style:table-properties style:width="17.191cm" fo:margin-top="0cm" fo:margin-bottom="0cm" table:align="center" style:writing-mode="lr-tb"/>
    </style:style>
    <style:style style:name="Tabelle14.A" style:family="table-column">
      <style:table-column-properties style:column-width="8.595cm"/>
    </style:style>
    <style:style style:name="Tabelle14.B" style:family="table-column">
      <style:table-column-properties style:column-width="8.594cm"/>
    </style:style>
    <style:style style:name="Tabelle14.1" style:family="table-row">
      <style:table-row-properties style:keep-together="true" fo:keep-together="auto"/>
    </style:style>
    <style:style style:name="Tabelle14.A1" style:family="table-cell">
      <style:table-cell-properties style:vertical-align="middle" fo:background-color="#d9eaf7" fo:padding-left="0.191cm" fo:padding-right="0.191cm" fo:padding-top="0cm" fo:padding-bottom="0cm" fo:border="0.018cm solid #00000a">
        <style:background-image/>
      </style:table-cell-properties>
    </style:style>
    <style:style style:name="Tabelle14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le15" style:family="table">
      <style:table-properties style:width="17.191cm" fo:margin-top="0cm" fo:margin-bottom="0cm" table:align="center" style:writing-mode="lr-tb"/>
    </style:style>
    <style:style style:name="Tabelle15.A" style:family="table-column">
      <style:table-column-properties style:column-width="8.595cm"/>
    </style:style>
    <style:style style:name="Tabelle15.B" style:family="table-column">
      <style:table-column-properties style:column-width="8.594cm"/>
    </style:style>
    <style:style style:name="Tabelle15.1" style:family="table-row">
      <style:table-row-properties style:keep-together="true" fo:keep-together="auto"/>
    </style:style>
    <style:style style:name="Tabelle15.A1" style:family="table-cell">
      <style:table-cell-properties style:vertical-align="middle" fo:background-color="#d9eaf7" fo:padding-left="0.191cm" fo:padding-right="0.191cm" fo:padding-top="0cm" fo:padding-bottom="0cm" fo:border="0.018cm solid #00000a">
        <style:background-image/>
      </style:table-cell-properties>
    </style:style>
    <style:style style:name="Tabelle15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le16" style:family="table">
      <style:table-properties style:width="17.191cm" fo:margin-top="0cm" fo:margin-bottom="0cm" table:align="center" style:writing-mode="lr-tb"/>
    </style:style>
    <style:style style:name="Tabelle16.A" style:family="table-column">
      <style:table-column-properties style:column-width="8.595cm"/>
    </style:style>
    <style:style style:name="Tabelle16.B" style:family="table-column">
      <style:table-column-properties style:column-width="8.594cm"/>
    </style:style>
    <style:style style:name="Tabelle16.1" style:family="table-row">
      <style:table-row-properties style:keep-together="true" fo:keep-together="auto"/>
    </style:style>
    <style:style style:name="Tabelle16.A1" style:family="table-cell">
      <style:table-cell-properties style:vertical-align="middle" fo:background-color="#d9eaf7" fo:padding-left="0.191cm" fo:padding-right="0.191cm" fo:padding-top="0cm" fo:padding-bottom="0cm" fo:border="0.018cm solid #00000a">
        <style:background-image/>
      </style:table-cell-properties>
    </style:style>
    <style:style style:name="Tabelle16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le17" style:family="table">
      <style:table-properties style:width="17.191cm" fo:margin-top="0cm" fo:margin-bottom="0cm" table:align="center" style:writing-mode="lr-tb"/>
    </style:style>
    <style:style style:name="Tabelle17.A" style:family="table-column">
      <style:table-column-properties style:column-width="8.595cm"/>
    </style:style>
    <style:style style:name="Tabelle17.B" style:family="table-column">
      <style:table-column-properties style:column-width="8.594cm"/>
    </style:style>
    <style:style style:name="Tabelle17.1" style:family="table-row">
      <style:table-row-properties style:keep-together="true" fo:keep-together="auto"/>
    </style:style>
    <style:style style:name="Tabelle17.A1" style:family="table-cell">
      <style:table-cell-properties style:vertical-align="middle" fo:background-color="#d9eaf7" fo:padding-left="0.191cm" fo:padding-right="0.191cm" fo:padding-top="0cm" fo:padding-bottom="0cm" fo:border="0.018cm solid #00000a">
        <style:background-image/>
      </style:table-cell-properties>
    </style:style>
    <style:style style:name="Tabelle17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le18" style:family="table">
      <style:table-properties style:width="17.191cm" fo:margin-top="0cm" fo:margin-bottom="0cm" table:align="center" style:writing-mode="lr-tb"/>
    </style:style>
    <style:style style:name="Tabelle18.A" style:family="table-column">
      <style:table-column-properties style:column-width="8.595cm"/>
    </style:style>
    <style:style style:name="Tabelle18.B" style:family="table-column">
      <style:table-column-properties style:column-width="8.594cm"/>
    </style:style>
    <style:style style:name="Tabelle18.1" style:family="table-row">
      <style:table-row-properties style:keep-together="true" fo:keep-together="auto"/>
    </style:style>
    <style:style style:name="Tabelle18.A1" style:family="table-cell">
      <style:table-cell-properties style:vertical-align="middle" fo:background-color="#d9eaf7" fo:padding-left="0.191cm" fo:padding-right="0.191cm" fo:padding-top="0cm" fo:padding-bottom="0cm" fo:border="0.018cm solid #00000a">
        <style:background-image/>
      </style:table-cell-properties>
    </style:style>
    <style:style style:name="Tabelle18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 style:master-page-name="Standard">
      <style:paragraph-properties fo:margin-top="2.469cm" fo:margin-bottom="0.423cm" fo:text-align="center" style:justify-single-word="false" style:page-number="auto"/>
    </style:style>
    <style:style style:name="P2" style:family="paragraph" style:parent-style-name="Standard">
      <style:paragraph-properties fo:margin-top="0cm" fo:margin-bottom="0.353cm" fo:text-align="center" style:justify-single-word="false"/>
    </style:style>
    <style:style style:name="P3" style:family="paragraph" style:parent-style-name="Standard">
      <style:paragraph-properties fo:margin-top="0cm" fo:margin-bottom="1.058cm" fo:text-align="center" style:justify-single-word="false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 fo:text-align="start" style:justify-single-word="false"/>
    </style:style>
    <style:style style:name="P6" style:family="paragraph" style:parent-style-name="Text_20_body">
      <style:paragraph-properties fo:margin-top="0.212cm" fo:margin-bottom="0cm"/>
    </style:style>
    <style:style style:name="P7" style:family="paragraph" style:parent-style-name="Text_20_body">
      <style:paragraph-properties fo:margin-top="0cm" fo:margin-bottom="0.212cm" fo:line-height="112%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Heading_20_1">
      <style:paragraph-properties fo:break-before="page" fo:keep-with-next="always"/>
    </style:style>
    <style:style style:name="P10" style:family="paragraph" style:parent-style-name="Heading_20_1">
      <style:paragraph-properties fo:keep-with-next="always"/>
    </style:style>
    <style:style style:name="P11" style:family="paragraph" style:parent-style-name="Heading_20_3">
      <style:paragraph-properties fo:keep-with-next="always"/>
    </style:style>
    <style:style style:name="P12" style:family="paragraph" style:parent-style-name="Header">
      <style:paragraph-properties fo:text-align="end" style:justify-single-word="false"/>
    </style:style>
    <style:style style:name="P13" style:family="paragraph" style:parent-style-name="Heading_20_2">
      <style:paragraph-properties fo:keep-with-next="always"/>
    </style:style>
    <style:style style:name="P14" style:family="paragraph" style:parent-style-name="List_20_Bullet">
      <style:paragraph-properties fo:margin-top="0cm" fo:margin-bottom="0.071cm" fo:line-height="108%"/>
    </style:style>
    <style:style style:name="P15" style:family="paragraph" style:parent-style-name="TOCItem">
      <style:paragraph-properties fo:margin-top="0cm" fo:margin-bottom="0.035cm" fo:line-height="102%"/>
    </style:style>
    <style:style style:name="T1" style:family="text">
      <style:text-properties fo:color="#1f4e79"/>
    </style:style>
    <style:style style:name="T2" style:family="text">
      <style:text-properties fo:color="#1f4e79" fo:font-size="24pt" fo:font-weight="bold" style:font-size-asian="24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8pt" fo:font-weight="bold" style:font-size-asian="18pt" style:font-weight-asian="bold"/>
    </style:style>
    <style:style style:name="T5" style:family="text">
      <style:text-properties fo:color="#5b6570" fo:font-size="12pt" fo:font-style="italic" style:font-size-asian="12pt" style:font-style-asian="italic"/>
    </style:style>
    <style:style style:name="T6" style:family="text">
      <style:text-properties fo:color="#5b6570" fo:font-size="8.5pt" style:font-size-asian="8.5pt"/>
    </style:style>
    <style:style style:name="T7" style:family="text">
      <style:text-properties fo:font-size="9pt" style:font-size-asian="9pt"/>
    </style:style>
    <style:style style:name="T8" style:family="text">
      <style:text-properties fo:font-size="9pt" fo:font-weight="bold" style:font-size-asian="9pt" style:font-weight-asian="bold"/>
    </style:style>
    <style:style style:name="T9" style:family="text">
      <style:text-properties fo:font-style="normal" fo:font-weight="normal" style:font-style-asian="normal" style:font-weight-asian="normal"/>
    </style:style>
    <style:style style:name="T10" style:family="text">
      <style:text-properties fo:font-style="normal" fo:font-weight="bold" style:font-style-asian="normal" style:font-weight-asian="bol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flichtenheft</text:span></text:p>
      <text:p text:style-name="P2"><text:span text:style-name="T4">Service: person-service</text:span></text:p>
      <text:p text:style-name="P3"><text:span text:style-name="T5">Konsolidierte, logisch bereinigte Endfassung</text:span>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5"><text:span text:style-name="T8">Feld</text:span></text:p>
            </table:table-cell>
            <table:table-cell table:style-name="Tabelle1.A1" office:value-type="string">
              <text:p text:style-name="P5"><text:span text:style-name="T8">Wert</text:span>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4"><text:span text:style-name="T7">Version</text:span></text:p>
          </table:table-cell>
          <table:table-cell table:style-name="Tabelle1.B2" office:value-type="date" office:date-value="2026-01-01">
            <text:p text:style-name="P4"><text:span text:style-name="T7">01.01.26</text:span></text:p>
          </table:table-cell>
        </table:table-row>
        <table:table-row table:style-name="Tabelle1.1">
          <table:table-cell table:style-name="Tabelle1.A2" office:value-type="string">
            <text:p text:style-name="P4"><text:span text:style-name="T7">Stand</text:span></text:p>
          </table:table-cell>
          <table:table-cell table:style-name="Tabelle1.A2" office:value-type="string">
            <text:p text:style-name="P4"><text:span text:style-name="T7">08.03.2026</text:span></text:p>
          </table:table-cell>
        </table:table-row>
        <table:table-row table:style-name="Tabelle1.1">
          <table:table-cell table:style-name="Tabelle1.A2" office:value-type="string">
            <text:p text:style-name="P4"><text:span text:style-name="T7">Technologie</text:span></text:p>
          </table:table-cell>
          <table:table-cell table:style-name="Tabelle1.A2" office:value-type="string">
            <text:p text:style-name="P4"><text:span text:style-name="T7">Java 21, Spring Boot, Maven, REST/JSON, Spring Data JPA, Hibernate, Flyway, OpenAPI/Swagger</text:span></text:p>
          </table:table-cell>
        </table:table-row>
        <table:table-row table:style-name="Tabelle1.1">
          <table:table-cell table:style-name="Tabelle1.A2" office:value-type="string">
            <text:p text:style-name="P4"><text:span text:style-name="T7">Datenbank</text:span></text:p>
          </table:table-cell>
          <table:table-cell table:style-name="Tabelle1.A2" office:value-type="string">
            <text:p text:style-name="P4"><text:span text:style-name="T7">MySQL/MariaDB</text:span></text:p>
          </table:table-cell>
        </table:table-row>
        <table:table-row table:style-name="Tabelle1.1">
          <table:table-cell table:style-name="Tabelle1.A2" office:value-type="string">
            <text:p text:style-name="P4"><text:span text:style-name="T7">API/Application Port</text:span></text:p>
          </table:table-cell>
          <table:table-cell table:style-name="Tabelle1.A2" office:value-type="string">
            <text:p text:style-name="P4"><text:span text:style-name="T7">PERSON_SERVER_PORT, Default 8113</text:span></text:p>
          </table:table-cell>
        </table:table-row>
        <table:table-row table:style-name="Tabelle1.1">
          <table:table-cell table:style-name="Tabelle1.A2" office:value-type="string">
            <text:p text:style-name="P4"><text:span text:style-name="T7">Management/Actuator Port</text:span></text:p>
          </table:table-cell>
          <table:table-cell table:style-name="Tabelle1.A2" office:value-type="string">
            <text:p text:style-name="P4"><text:span text:style-name="T7">PERSON_MANAGEMENT_SERVER_PORT, Default 8213</text:span></text:p>
          </table:table-cell>
        </table:table-row>
        <table:table-row table:style-name="Tabelle1.1">
          <table:table-cell table:style-name="Tabelle1.A2" office:value-type="string">
            <text:p text:style-name="P4"><text:span text:style-name="T7">Context Path</text:span></text:p>
          </table:table-cell>
          <table:table-cell table:style-name="Tabelle1.A2" office:value-type="string">
            <text:p text:style-name="P4"><text:span text:style-name="T7">/api/v1</text:span></text:p>
          </table:table-cell>
        </table:table-row>
      </table:table>
      <text:p text:style-name="Standard"/>
      <text:p text:style-name="P6"><text:span text:style-name="T3">Hinweis zur Umsetzung: </text:span>Der aktuelle Quellcode des person-service ist an dieses Pflichtenheft anzupassen. Felder oder Verbindungen, die dem Soll-Ziel widersprechen, gelten als Legacy und sind schrittweise zu bereinigen.</text:p>
      <text:p text:style-name="Standard"/>
      <text:list xml:id="list1127610908421038945" text:style-name="Outline">
        <text:list-item>
          <text:p text:style-name="P9"><text:span text:style-name="T1">Inhaltsverzeichnis</text:span></text:p>
        </text:list-item>
      </text:list>
      <text:p text:style-name="P15">1. Ziel und Zweck</text:p>
      <text:p text:style-name="P15">2. Abgrenzung</text:p>
      <text:p text:style-name="P15">2.1 Enthalten</text:p>
      <text:p text:style-name="P15">2.2 Nicht enthalten</text:p>
      <text:p text:style-name="P15">3. Systemkontext / Abhängigkeiten</text:p>
      <text:p text:style-name="P15">3.1 Inbound</text:p>
      <text:p text:style-name="P15">3.2 Outbound</text:p>
      <text:p text:style-name="P15">3.3 Verantwortlichkeiten (Source of Truth)</text:p>
      <text:p text:style-name="P15">3.4 Datenflüsse</text:p>
      <text:p text:style-name="P15">3.5 Auswirkungen auf angrenzende Services</text:p>
      <text:p text:style-name="P15">4. Begriffe</text:p>
      <text:p text:style-name="P15">5. IAM-Absicherung und Mandantentrennung</text:p>
      <text:p text:style-name="P15">5.1 Grundprinzip</text:p>
      <text:p text:style-name="P15">5.2 JWT-Contract</text:p>
      <text:p text:style-name="P15">5.3 Tenant-Kontext und Konsistenzprüfungen</text:p>
      <text:p text:style-name="P15">5.4 Autorisierung über Rollen-/Admin-Logik</text:p>
      <text:p text:style-name="P15">6. REST-API - Übersicht</text:p>
      <text:p text:style-name="P15">6.1 Basis-URL, Versionierung, Content Types</text:p>
      <text:p text:style-name="P15">6.2 Endpunkte</text:p>
      <text:p text:style-name="P15">6.3 Standard-Query</text:p>
      <text:p text:style-name="P15">7. Funktionale Anforderungen</text:p>
      <text:p text:style-name="P15">7.1 Person anlegen</text:p>
      <text:p text:style-name="P15">7.2 Person lesen / listen</text:p>
      <text:p text:style-name="P15">7.3 Person ändern / trash / restore</text:p>
      <text:p text:style-name="P15">7.4 Team anlegen / lesen / ändern / trash / restore</text:p>
      <text:p text:style-name="P15">7.5 Team-Memberships verwalten</text:p>
      <text:p text:style-name="P15">7.6 Person-Klassifikationen verwalten</text:p>
      <text:p text:style-name="P15">7.7 Person-Klassifikationen zuweisen / entfernen</text:p>
      <text:p text:style-name="P15">7.8 Contact-Docking / Outbound-Kommunikation</text:p>
      <text:p text:style-name="P15">7.9 Optionale Referenzvalidierungen zu Company und User</text:p>
      <text:p text:style-name="P15">7.10 Ops-Endpunkte</text:p>
      <text:p text:style-name="P15">7.11 Beziehungen / Referenzmodell</text:p>
      <text:p text:style-name="P15">8. Datenmodell</text:p>
      <text:p text:style-name="P15">8.1 Person</text:p>
      <text:p text:style-name="P15">8.2 Team</text:p>
      <text:p text:style-name="P15">8.3 TeamMembership</text:p>
      <text:p text:style-name="P15">8.4 PersonClassification</text:p>
      <text:p text:style-name="P15">8.5 PersonClassificationAssignment</text:p>
      <text:p text:style-name="P15">8.6 OutboxEvent</text:p>
      <text:p text:style-name="P15">8.7 IdempotencyRecord</text:p>
      <text:p text:style-name="P15">8.8 AuditMetadata</text:p>
      <text:p text:style-name="P15">8.9 Referenz- und Integrationsattribute</text:p>
      <text:p text:style-name="P15">8.10 Öffentliche IDs und OwnerKey</text:p>
      <text:p text:style-name="P15">8.11 Persistenz- und Migrationsregeln</text:p>
      <text:p text:style-name="P15">9. Idempotency-Regeln</text:p>
      <text:p text:style-name="P15">10. Fehlerformat, Statuscodes, Fehlercodes</text:p>
      <text:p text:style-name="P15">10.1 Fehlerformat</text:p>
      <text:p text:style-name="P15">10.2 Fehlercode-Mapping</text:p>
      <text:p text:style-name="P15">11. Betrieb / Deployment / Konfiguration</text:p>
      <text:p text:style-name="P15"><text:soft-page-break/>11.1 Serviceeigene Ports</text:p>
      <text:p text:style-name="P15">11.2 Pfad-Konfiguration</text:p>
      <text:p text:style-name="P15">11.3 JWT-Konfiguration</text:p>
      <text:p text:style-name="P15">11.4 Umgebungsvariablen</text:p>
      <text:p text:style-name="P15">11.5 Logging, Audit und Nachvollziehbarkeit</text:p>
      <text:p text:style-name="P15">11.6 Support-Diagnosezugriffe und Tenant-bezogene Auswertung</text:p>
      <text:p text:style-name="P15">11.7 Datenschutz, DSGVO, Lösch- und Aufbewahrungsregeln</text:p>
      <text:p text:style-name="P15">12. Tests und Abnahmekriterien</text:p>
      <text:p text:style-name="P15">12.1 Tests</text:p>
      <text:p text:style-name="P15">12.2 Abnahmekriterien</text:p>
      <text:p text:style-name="Standard"/>
      <text:list xml:id="list36593746" text:continue-numbering="true" text:style-name="Outline">
        <text:list-item>
          <text:p text:style-name="P9"><text:span text:style-name="T1">1. Ziel und Zweck</text:span></text:p>
        </text:list-item>
      </text:list>
      <text:p text:style-name="P7"><text:span text:style-name="T9">Der person-service verwaltet die fachlichen Personen-Stammdaten eines Mandanten sowie Teams, Team-Mitgliedschaften und einen mandantenbezogenen Klassifikationskatalog für Personen. Der Service bildet den Menschen als Stammdatensatz ab, nicht aber dessen Beschäftigungsverhältnis, Arbeitsortlogik, Genehmigerkette oder Sollzeitmodell. Diese Verantwortlichkeiten liegen im employment-service.</text:span></text:p>
      <text:p text:style-name="P7"><text:span text:style-name="T9">Kontaktstammdaten liegen ebenfalls nicht im person-service, sondern werden über das Owner-Modell ownerType + ownerId an den contact-service angedockt. Der communication-service nutzt diese Informationen nur für Empfängerauflösung und Versandprozesse; er ist keine Stammdatenquelle für E-Mail, Telefon oder Adresse.</text:span></text:p>
      <text:p text:style-name="P14">Personen tenant-scharf anlegen, lesen, ändern, trashen und wiederherstellen</text:p>
      <text:p text:style-name="P14">Teams tenant-scharf verwalten</text:p>
      <text:p text:style-name="P14">Team-Mitgliedschaften historisierbar verwalten</text:p>
      <text:p text:style-name="P14">Personen über Klassifikationen flexibel typisieren</text:p>
      <text:p text:style-name="P14">als OAuth2 Resource Server mit JWT arbeiten</text:p>
      <text:p text:style-name="P14">alle Controller, DTOs und Enums ausführlich per Swagger dokumentieren</text:p>
      <text:p text:style-name="P14">alle Funktionen positiv und negativ testen</text:p>
      <text:p text:style-name="P14">einen technischen Outbound-Weg für nachgelagerte Integrationen bereitstellen, ohne beim Start von Downstream-Services abhängig zu sein</text:p>
      <text:list xml:id="list36590452" text:continue-numbering="true" text:style-name="Outline">
        <text:list-item>
          <text:p text:style-name="P10"><text:span text:style-name="T1">2. Abgrenzung</text:span></text:p>
          <text:list>
            <text:list-item>
              <text:h text:style-name="P13" text:outline-level="2"><text:span text:style-name="T1">2.1 Enthalten</text:span></text:h>
            </text:list-item>
          </text:list>
        </text:list-item>
      </text:list>
      <text:p text:style-name="P14">Personen-Stammdaten</text:p>
      <text:p text:style-name="P14">Teams</text:p>
      <text:p text:style-name="P14">Team-Mitgliedschaften</text:p>
      <text:p text:style-name="P14">Person-Klassifikationen</text:p>
      <text:p text:style-name="P14">Soft-Delete / Restore</text:p>
      <text:p text:style-name="P14">Audit-Felder</text:p>
      <text:p text:style-name="P14">Mandantentrennung über companyId</text:p>
      <text:p text:style-name="P14">JWT-Validierung und Scope-basierte Autorisierung</text:p>
      <text:p text:style-name="P14">Owner-Docking für Kontaktdaten über ownerType=PERSON und ownerId=personId</text:p>
      <text:p text:style-name="P14">optionale Outbox/Eventing-Integration für nachgelagerte Prozesse</text:p>
      <text:list xml:id="list36590607" text:continue-numbering="true" text:style-name="Outline">
        <text:list-item>
          <text:list>
            <text:list-item>
              <text:h text:style-name="P13" text:outline-level="2"><text:span text:style-name="T1">2.2 Nicht enthalten</text:span></text:h>
            </text:list-item>
          </text:list>
        </text:list-item>
      </text:list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5"><text:span text:style-name="T8">Nicht Bestandteil</text:span></text:p>
            </table:table-cell>
            <table:table-cell table:style-name="Tabelle2.A1" office:value-type="string">
              <text:p text:style-name="P5"><text:span text:style-name="T8">Verantwortlicher Ort</text:span></text:p>
            </table:table-cell>
          </table:table-row>
        </table:table-header-rows>
        <table:table-row table:style-name="Tabelle2.1">
          <table:table-cell table:style-name="Tabelle2.A2" office:value-type="string">
            <text:p text:style-name="P4"><text:span text:style-name="T7">Login, Token-Ausstellung, MFA, Sessions, JWKS</text:span></text:p>
          </table:table-cell>
          <table:table-cell table:style-name="Tabelle2.A2" office:value-type="string">
            <text:p text:style-name="P4"><text:span text:style-name="T7">auth-service</text:span></text:p>
          </table:table-cell>
        </table:table-row>
        <table:table-row table:style-name="Tabelle2.1">
          <table:table-cell table:style-name="Tabelle2.A2" office:value-type="string">
            <text:p text:style-name="P4"><text:span text:style-name="T7">Benutzerverwaltung, Benutzerstatus, Provisionierung</text:span></text:p>
          </table:table-cell>
          <table:table-cell table:style-name="Tabelle2.A2" office:value-type="string">
            <text:p text:style-name="P4"><text:span text:style-name="T7">user-service</text:span></text:p>
          </table:table-cell>
        </table:table-row>
        <table:table-row table:style-name="Tabelle2.1">
          <table:table-cell table:style-name="Tabelle2.A2" office:value-type="string">
            <text:p text:style-name="P4"><text:span text:style-name="T7">Rollen, Rechte, Assignments</text:span></text:p>
          </table:table-cell>
          <table:table-cell table:style-name="Tabelle2.A2" office:value-type="string">
            <text:p text:style-name="P4"><text:span text:style-name="T7">iam-service</text:span></text:p>
          </table:table-cell>
        </table:table-row>
        <table:table-row table:style-name="Tabelle2.1">
          <table:table-cell table:style-name="Tabelle2.A2" office:value-type="string">
            <text:p text:style-name="P4"><text:span text:style-name="T7">Company- und Location-Stammdaten</text:span></text:p>
          </table:table-cell>
          <table:table-cell table:style-name="Tabelle2.A2" office:value-type="string">
            <text:p text:style-name="P4"><text:span text:style-name="T7">company-service</text:span></text:p>
          </table:table-cell>
        </table:table-row>
        <table:table-row table:style-name="Tabelle2.1">
          <table:table-cell table:style-name="Tabelle2.A2" office:value-type="string">
            <text:p text:style-name="P4"><text:span text:style-name="T7">Kontaktstammdaten wie E-Mail, Telefon, Adresse, Verifikation, doNotContact</text:span></text:p>
          </table:table-cell>
          <table:table-cell table:style-name="Tabelle2.A2" office:value-type="string">
            <text:p text:style-name="P4"><text:span text:style-name="T7">contact-service</text:span></text:p>
          </table:table-cell>
        </table:table-row>
        <table:table-row table:style-name="Tabelle2.1">
          <table:table-cell table:style-name="Tabelle2.A2" office:value-type="string">
            <text:p text:style-name="P4"><text:span text:style-name="T7">Versand, Retry, Delivery-Status</text:span></text:p>
          </table:table-cell>
          <table:table-cell table:style-name="Tabelle2.A2" office:value-type="string">
            <text:p text:style-name="P4"><text:span text:style-name="T7">communication-service</text:span></text:p>
          </table:table-cell>
        </table:table-row>
        <table:table-row table:style-name="Tabelle2.1">
          <table:table-cell table:style-name="Tabelle2.A2" office:value-type="string">
            <text:p text:style-name="P4"><text:span text:style-name="T7">Beschäftigungskontext wie employmentType, defaultWorkLocationId, managerUserId, workTimeProfileId</text:span></text:p>
          </table:table-cell>
          <table:table-cell table:style-name="Tabelle2.A2" office:value-type="string">
            <text:p text:style-name="P4"><text:span text:style-name="T7">employment-service</text:span></text:p>
          </table:table-cell>
        </table:table-row>
        <table:table-row table:style-name="Tabelle2.1">
          <table:table-cell table:style-name="Tabelle2.A2" office:value-type="string">
            <text:p text:style-name="P4"><text:span text:style-name="T7">JDBC als Persistenzstil</text:span></text:p>
          </table:table-cell>
          <table:table-cell table:style-name="Tabelle2.A2" office:value-type="string">
            <text:p text:style-name="P4"><text:span text:style-name="T7">nicht zulässig</text:span></text:p>
          </table:table-cell>
        </table:table-row>
        <table:table-row table:style-name="Tabelle2.1">
          <table:table-cell table:style-name="Tabelle2.A2" office:value-type="string">
            <text:p text:style-name="P4"><text:span text:style-name="T7">MongoDB als Datenbank</text:span></text:p>
          </table:table-cell>
          <table:table-cell table:style-name="Tabelle2.A2" office:value-type="string">
            <text:p text:style-name="P4"><text:span text:style-name="T7">nicht zulässig</text:span></text:p>
          </table:table-cell>
        </table:table-row>
      </table:table>
      <text:p text:style-name="Standard"/>
      <text:p text:style-name="P7"><text:soft-page-break/><text:span text:style-name="T9">Wichtige Abgrenzung Person vs. Employment: Person bedeutet der Mensch als Stammdatensatz. Employment bedeutet die Beschäftigungsbeziehung dieses Menschen innerhalb einer Company. Sobald eine Information den Arbeitskontext beschreibt, gehört sie nicht mehr in den person-service.</text:span></text:p>
      <text:list xml:id="list36585256" text:continue-numbering="true" text:style-name="Outline">
        <text:list-item>
          <text:p text:style-name="P10"><text:span text:style-name="T1">3. Systemkontext / Abhängigkeiten</text:span></text:p>
          <text:list>
            <text:list-item>
              <text:h text:style-name="P13" text:outline-level="2"><text:span text:style-name="T1">3.1 Inbound</text:span></text:h>
            </text:list-item>
          </text:list>
        </text:list-item>
      </text:list>
      <text:p text:style-name="P14">Frontend / Portal / Backend zur Pflege von Personen, Teams und Mitgliedschaften</text:p>
      <text:p text:style-name="P14">interne Services, die personId referenzieren oder Personen lesen</text:p>
      <text:p text:style-name="P14">Monitoring / Betrieb für Health und Actuator</text:p>
      <text:p text:style-name="P14">optional user-service oder employment-service, wenn dort synchrone Lesefälle benötigt werden</text:p>
      <text:list xml:id="list36603472" text:continue-numbering="true" text:style-name="Outline">
        <text:list-item>
          <text:list>
            <text:list-item>
              <text:h text:style-name="P13" text:outline-level="2"><text:span text:style-name="T1">3.2 Outbound</text:span></text:h>
            </text:list-item>
          </text:list>
        </text:list-item>
      </text:list>
      <table:table table:name="Tabelle3" table:style-name="Tabelle3">
        <table:table-column table:style-name="Tabelle3.A" table:number-columns-repeated="3"/>
        <table:table-column table:style-name="Tabelle3.D"/>
        <table:table-header-rows>
          <table:table-row table:style-name="Tabelle3.1">
            <table:table-cell table:style-name="Tabelle3.A1" office:value-type="string">
              <text:p text:style-name="P5"><text:span text:style-name="T8">Zielservice</text:span></text:p>
            </table:table-cell>
            <table:table-cell table:style-name="Tabelle3.A1" office:value-type="string">
              <text:p text:style-name="P5"><text:span text:style-name="T8">Berücksichtigung</text:span></text:p>
            </table:table-cell>
            <table:table-cell table:style-name="Tabelle3.A1" office:value-type="string">
              <text:p text:style-name="P5"><text:span text:style-name="T8">Rolle im person-service</text:span></text:p>
            </table:table-cell>
            <table:table-cell table:style-name="Tabelle3.A1" office:value-type="string">
              <text:p text:style-name="P5"><text:span text:style-name="T8">Benötigte Daten</text:span></text:p>
            </table:table-cell>
          </table:table-row>
        </table:table-header-rows>
        <table:table-row table:style-name="Tabelle3.1">
          <table:table-cell table:style-name="Tabelle3.A2" office:value-type="string">
            <text:p text:style-name="P4"><text:span text:style-name="T7">auth-service / JWKS-Provider</text:span></text:p>
          </table:table-cell>
          <table:table-cell table:style-name="Tabelle3.A2" office:value-type="string">
            <text:p text:style-name="P4"><text:span text:style-name="T7">Ja</text:span></text:p>
          </table:table-cell>
          <table:table-cell table:style-name="Tabelle3.A2" office:value-type="string">
            <text:p text:style-name="P4"><text:span text:style-name="T7">JWT-Validierung</text:span></text:p>
          </table:table-cell>
          <table:table-cell table:style-name="Tabelle3.A2" office:value-type="string">
            <text:p text:style-name="P4"><text:span text:style-name="T7">JWKS/Public Keys, Issuer, Audience-Contract, Claims tenant_id, scp, subject_type, sub</text:span></text:p>
          </table:table-cell>
        </table:table-row>
        <table:table-row table:style-name="Tabelle3.1">
          <table:table-cell table:style-name="Tabelle3.A2" office:value-type="string">
            <text:p text:style-name="P4"><text:span text:style-name="T7">company-service</text:span></text:p>
          </table:table-cell>
          <table:table-cell table:style-name="Tabelle3.A2" office:value-type="string">
            <text:p text:style-name="P4"><text:span text:style-name="T7">Optional</text:span></text:p>
          </table:table-cell>
          <table:table-cell table:style-name="Tabelle3.A2" office:value-type="string">
            <text:p text:style-name="P4"><text:span text:style-name="T7">optionale Existenz-/Statusprüfung einer Company</text:span></text:p>
          </table:table-cell>
          <table:table-cell table:style-name="Tabelle3.A2" office:value-type="string">
            <text:p text:style-name="P4"><text:span text:style-name="T7">companyId, optional Company-Status</text:span></text:p>
          </table:table-cell>
        </table:table-row>
        <table:table-row table:style-name="Tabelle3.1">
          <table:table-cell table:style-name="Tabelle3.A2" office:value-type="string">
            <text:p text:style-name="P4"><text:span text:style-name="T7">user-service</text:span></text:p>
          </table:table-cell>
          <table:table-cell table:style-name="Tabelle3.A2" office:value-type="string">
            <text:p text:style-name="P4"><text:span text:style-name="T7">Optional</text:span></text:p>
          </table:table-cell>
          <table:table-cell table:style-name="Tabelle3.A2" office:value-type="string">
            <text:p text:style-name="P4"><text:span text:style-name="T7">optionale Konsistenzprüfung eines Person-Links</text:span></text:p>
          </table:table-cell>
          <table:table-cell table:style-name="Tabelle3.A2" office:value-type="string">
            <text:p text:style-name="P4"><text:span text:style-name="T7">userId, companyId, personId, optional User-Status</text:span></text:p>
          </table:table-cell>
        </table:table-row>
        <table:table-row table:style-name="Tabelle3.1">
          <table:table-cell table:style-name="Tabelle3.A2" office:value-type="string">
            <text:p text:style-name="P4"><text:span text:style-name="T7">contact-service</text:span></text:p>
          </table:table-cell>
          <table:table-cell table:style-name="Tabelle3.A2" office:value-type="string">
            <text:p text:style-name="P4"><text:span text:style-name="T7">Optional, fachlich korrekt</text:span></text:p>
          </table:table-cell>
          <table:table-cell table:style-name="Tabelle3.A2" office:value-type="string">
            <text:p text:style-name="P4"><text:span text:style-name="T7">Source of Truth für ContactPoints/Adressen eines Person-Owners</text:span></text:p>
          </table:table-cell>
          <table:table-cell table:style-name="Tabelle3.A2" office:value-type="string">
            <text:p text:style-name="P4"><text:span text:style-name="T7">ownerType, ownerId, contactPointId, type, kind, active, verified, doNotContact</text:span></text:p>
          </table:table-cell>
        </table:table-row>
        <table:table-row table:style-name="Tabelle3.1">
          <table:table-cell table:style-name="Tabelle3.A2" office:value-type="string">
            <text:p text:style-name="P4"><text:span text:style-name="T7">communication-service</text:span></text:p>
          </table:table-cell>
          <table:table-cell table:style-name="Tabelle3.A2" office:value-type="string">
            <text:p text:style-name="P4"><text:span text:style-name="T7">Optional, nicht Core</text:span></text:p>
          </table:table-cell>
          <table:table-cell table:style-name="Tabelle3.A2" office:value-type="string">
            <text:p text:style-name="P4"><text:span text:style-name="T7">nur für Benachrichtigungs- oder Folgeprozesse, nicht für Kontaktstammdaten</text:span></text:p>
          </table:table-cell>
          <table:table-cell table:style-name="Tabelle3.A2" office:value-type="string">
            <text:p text:style-name="P4"><text:span text:style-name="T7">keine Stammdaten; allenfalls technische Annahme von Folgejobs</text:span></text:p>
          </table:table-cell>
        </table:table-row>
        <table:table-row table:style-name="Tabelle3.1">
          <table:table-cell table:style-name="Tabelle3.A2" office:value-type="string">
            <text:p text:style-name="P4"><text:span text:style-name="T7">iam-service</text:span></text:p>
          </table:table-cell>
          <table:table-cell table:style-name="Tabelle3.A2" office:value-type="string">
            <text:p text:style-name="P4"><text:span text:style-name="T7">Optional</text:span></text:p>
          </table:table-cell>
          <table:table-cell table:style-name="Tabelle3.A2" office:value-type="string">
            <text:p text:style-name="P4"><text:span text:style-name="T7">nur falls später Remote-Policy-Entscheidungen gebraucht werden</text:span></text:p>
          </table:table-cell>
          <table:table-cell table:style-name="Tabelle3.A2" office:value-type="string">
            <text:p text:style-name="P4"><text:span text:style-name="T7">Rechte-/Policy-Antworten</text:span></text:p>
          </table:table-cell>
        </table:table-row>
        <table:table-row table:style-name="Tabelle3.1">
          <table:table-cell table:style-name="Tabelle3.A2" office:value-type="string">
            <text:p text:style-name="P4"><text:span text:style-name="T7">employment-service</text:span></text:p>
          </table:table-cell>
          <table:table-cell table:style-name="Tabelle3.A2" office:value-type="string">
            <text:p text:style-name="P4"><text:span text:style-name="T7">Nein als Core-Dependency</text:span></text:p>
          </table:table-cell>
          <table:table-cell table:style-name="Tabelle3.A2" office:value-type="string">
            <text:p text:style-name="P4"><text:span text:style-name="T7">fachliche Domänengrenze, nicht Core-Downstream</text:span></text:p>
          </table:table-cell>
          <table:table-cell table:style-name="Tabelle3.A2" office:value-type="string">
            <text:p text:style-name="P4"><text:span text:style-name="T7">keine Core-Daten im Person-CRUD</text:span></text:p>
          </table:table-cell>
        </table:table-row>
      </table:table>
      <text:p text:style-name="Standard"/>
      <text:p text:style-name="P7"><text:span text:style-name="T9">Architekturregel: Für Person-CRUD ist auth-service die einzige echte Pflicht-Service-Abhängigkeit. contact-service ist die fachlich korrekte Docking-Stelle für Kontaktdaten; communication-service ist ausdrücklich nicht die Quelle von E-Mail-, Telefon- oder Adress-Stammdaten.</text:span></text:p>
      <text:list xml:id="list36596209" text:continue-numbering="true" text:style-name="Outline">
        <text:list-item>
          <text:list>
            <text:list-item>
              <text:h text:style-name="P13" text:outline-level="2"><text:span text:style-name="T1">3.3 Verantwortlichkeiten (Source of Truth)</text:span></text:h>
            </text:list-item>
          </text:list>
        </text:list-item>
      </text:list>
      <table:table table:name="Tabelle4" table:style-name="Tabelle4">
        <table:table-column table:style-name="Tabelle4.A"/>
        <table:table-column table:style-name="Tabelle4.B"/>
        <table:table-header-rows>
          <table:table-row table:style-name="Tabelle4.1">
            <table:table-cell table:style-name="Tabelle4.A1" office:value-type="string">
              <text:p text:style-name="P5"><text:span text:style-name="T8">Bereich</text:span></text:p>
            </table:table-cell>
            <table:table-cell table:style-name="Tabelle4.A1" office:value-type="string">
              <text:p text:style-name="P5"><text:span text:style-name="T8">Führender Service</text:span></text:p>
            </table:table-cell>
          </table:table-row>
        </table:table-header-rows>
        <table:table-row table:style-name="Tabelle4.1">
          <table:table-cell table:style-name="Tabelle4.A2" office:value-type="string">
            <text:p text:style-name="P4"><text:span text:style-name="T7">Personen-Stammdaten</text:span></text:p>
          </table:table-cell>
          <table:table-cell table:style-name="Tabelle4.A2" office:value-type="string">
            <text:p text:style-name="P4"><text:span text:style-name="T7">person-service</text:span></text:p>
          </table:table-cell>
        </table:table-row>
        <table:table-row table:style-name="Tabelle4.1">
          <table:table-cell table:style-name="Tabelle4.A2" office:value-type="string">
            <text:p text:style-name="P4"><text:span text:style-name="T7">Teams und TeamMemberships</text:span></text:p>
          </table:table-cell>
          <table:table-cell table:style-name="Tabelle4.A2" office:value-type="string">
            <text:p text:style-name="P4"><text:span text:style-name="T7">person-service</text:span></text:p>
          </table:table-cell>
        </table:table-row>
        <table:table-row table:style-name="Tabelle4.1">
          <table:table-cell table:style-name="Tabelle4.A2" office:value-type="string">
            <text:p text:style-name="P4"><text:span text:style-name="T7">Person-Klassifikationen</text:span></text:p>
          </table:table-cell>
          <table:table-cell table:style-name="Tabelle4.A2" office:value-type="string">
            <text:p text:style-name="P4"><text:span text:style-name="T7">person-service</text:span></text:p>
          </table:table-cell>
        </table:table-row>
        <table:table-row table:style-name="Tabelle4.1">
          <table:table-cell table:style-name="Tabelle4.A2" office:value-type="string">
            <text:p text:style-name="P4"><text:span text:style-name="T7">Credentials, Passwort, MFA, Sessions, JWT, JWKS</text:span></text:p>
          </table:table-cell>
          <table:table-cell table:style-name="Tabelle4.A2" office:value-type="string">
            <text:p text:style-name="P4"><text:span text:style-name="T7">auth-service</text:span></text:p>
          </table:table-cell>
        </table:table-row>
        <table:table-row table:style-name="Tabelle4.1">
          <table:table-cell table:style-name="Tabelle4.A2" office:value-type="string">
            <text:p text:style-name="P4"><text:span text:style-name="T7">Rollen, Permissions, Module, Assignments</text:span></text:p>
          </table:table-cell>
          <table:table-cell table:style-name="Tabelle4.A2" office:value-type="string">
            <text:p text:style-name="P4"><text:span text:style-name="T7">iam-service</text:span></text:p>
          </table:table-cell>
        </table:table-row>
        <table:table-row table:style-name="Tabelle4.1">
          <table:table-cell table:style-name="Tabelle4.A2" office:value-type="string">
            <text:p text:style-name="P4"><text:span text:style-name="T7">Benutzerkonto und Person-Link am Benutzer</text:span></text:p>
          </table:table-cell>
          <table:table-cell table:style-name="Tabelle4.A2" office:value-type="string">
            <text:p text:style-name="P4"><text:span text:style-name="T7">user-service</text:span></text:p>
          </table:table-cell>
        </table:table-row>
        <table:table-row table:style-name="Tabelle4.1">
          <table:table-cell table:style-name="Tabelle4.A2" office:value-type="string">
            <text:p text:style-name="P4"><text:span text:style-name="T7">Company- und Location-Stammdaten</text:span></text:p>
          </table:table-cell>
          <table:table-cell table:style-name="Tabelle4.A2" office:value-type="string">
            <text:p text:style-name="P4"><text:span text:style-name="T7">company-service</text:span></text:p>
          </table:table-cell>
        </table:table-row>
        <table:table-row table:style-name="Tabelle4.1">
          <table:table-cell table:style-name="Tabelle4.A2" office:value-type="string">
            <text:p text:style-name="P4"><text:span text:style-name="T7">Kontaktpunkte, Adressen, Verifikation, doNotContact</text:span></text:p>
          </table:table-cell>
          <table:table-cell table:style-name="Tabelle4.A2" office:value-type="string">
            <text:p text:style-name="P4"><text:span text:style-name="T7">contact-service</text:span></text:p>
          </table:table-cell>
        </table:table-row>
        <table:table-row table:style-name="Tabelle4.1">
          <table:table-cell table:style-name="Tabelle4.A2" office:value-type="string">
            <text:p text:style-name="P4"><text:span text:style-name="T7">Versand, Retry und Delivery-Status von Nachrichten</text:span></text:p>
          </table:table-cell>
          <table:table-cell table:style-name="Tabelle4.A2" office:value-type="string">
            <text:p text:style-name="P4"><text:span text:style-name="T7">communication-service</text:span></text:p>
          </table:table-cell>
        </table:table-row>
        <table:table-row table:style-name="Tabelle4.1">
          <table:table-cell table:style-name="Tabelle4.A2" office:value-type="string">
            <text:p text:style-name="P4"><text:span text:style-name="T7">Beschäftigungskontext</text:span></text:p>
          </table:table-cell>
          <table:table-cell table:style-name="Tabelle4.A2" office:value-type="string">
            <text:p text:style-name="P4"><text:span text:style-name="T7">employment-service</text:span></text:p>
          </table:table-cell>
        </table:table-row>
      </table:table>
      <text:p text:style-name="Standard"/>
      <text:list xml:id="list36592754" text:continue-numbering="true" text:style-name="Outline">
        <text:list-item>
          <text:list>
            <text:list-item>
              <text:h text:style-name="P13" text:outline-level="2"><text:soft-page-break/><text:span text:style-name="T1">3.4 Datenflüsse</text:span></text:h>
              <text:list>
                <text:list-item>
                  <text:h text:style-name="P11" text:outline-level="3"><text:span text:style-name="T1">3.4.1 Person-Lifecycle</text:span></text:h>
                </text:list-item>
              </text:list>
            </text:list-item>
          </text:list>
        </text:list-item>
      </text:list>
      <table:table table:name="Tabelle5" table:style-name="Tabelle5">
        <table:table-column table:style-name="Tabelle5.A"/>
        <table:table-column table:style-name="Tabelle5.B"/>
        <table:table-header-rows>
          <table:table-row table:style-name="Tabelle5.1">
            <table:table-cell table:style-name="Tabelle5.A1" office:value-type="string">
              <text:p text:style-name="P5"><text:span text:style-name="T8">Schritt</text:span></text:p>
            </table:table-cell>
            <table:table-cell table:style-name="Tabelle5.A1" office:value-type="string">
              <text:p text:style-name="P5"><text:span text:style-name="T8">Beschreibung</text:span></text:p>
            </table:table-cell>
          </table:table-row>
        </table:table-header-rows>
        <table:table-row table:style-name="Tabelle5.1">
          <table:table-cell table:style-name="Tabelle5.A2" office:value-type="string">
            <text:p text:style-name="P4"><text:span text:style-name="T7">1</text:span></text:p>
          </table:table-cell>
          <table:table-cell table:style-name="Tabelle5.A2" office:value-type="string">
            <text:p text:style-name="P4"><text:span text:style-name="T7">Person innerhalb einer Company anlegen</text:span></text:p>
          </table:table-cell>
        </table:table-row>
        <table:table-row table:style-name="Tabelle5.1">
          <table:table-cell table:style-name="Tabelle5.A2" office:value-type="string">
            <text:p text:style-name="P4"><text:span text:style-name="T7">2</text:span></text:p>
          </table:table-cell>
          <table:table-cell table:style-name="Tabelle5.A2" office:value-type="string">
            <text:p text:style-name="P4"><text:span text:style-name="T7">Person tenant-scharf lesen und listen</text:span></text:p>
          </table:table-cell>
        </table:table-row>
        <table:table-row table:style-name="Tabelle5.1">
          <table:table-cell table:style-name="Tabelle5.A2" office:value-type="string">
            <text:p text:style-name="P4"><text:span text:style-name="T7">3</text:span></text:p>
          </table:table-cell>
          <table:table-cell table:style-name="Tabelle5.A2" office:value-type="string">
            <text:p text:style-name="P4"><text:span text:style-name="T7">Person ändern</text:span></text:p>
          </table:table-cell>
        </table:table-row>
        <table:table-row table:style-name="Tabelle5.1">
          <table:table-cell table:style-name="Tabelle5.A2" office:value-type="string">
            <text:p text:style-name="P4"><text:span text:style-name="T7">4</text:span></text:p>
          </table:table-cell>
          <table:table-cell table:style-name="Tabelle5.A2" office:value-type="string">
            <text:p text:style-name="P4"><text:span text:style-name="T7">Person soft-löschen</text:span></text:p>
          </table:table-cell>
        </table:table-row>
        <table:table-row table:style-name="Tabelle5.1">
          <table:table-cell table:style-name="Tabelle5.A2" office:value-type="string">
            <text:p text:style-name="P4"><text:span text:style-name="T7">5</text:span></text:p>
          </table:table-cell>
          <table:table-cell table:style-name="Tabelle5.A2" office:value-type="string">
            <text:p text:style-name="P4"><text:span text:style-name="T7">Person wiederherstellen</text:span></text:p>
          </table:table-cell>
        </table:table-row>
        <table:table-row table:style-name="Tabelle5.1">
          <table:table-cell table:style-name="Tabelle5.A2" office:value-type="string">
            <text:p text:style-name="P4"><text:span text:style-name="T7">6</text:span></text:p>
          </table:table-cell>
          <table:table-cell table:style-name="Tabelle5.A2" office:value-type="string">
            <text:p text:style-name="P4"><text:span text:style-name="T7">Audit-Felder aus dem Auth-Kontext befüllen</text:span></text:p>
          </table:table-cell>
        </table:table-row>
        <table:table-row table:style-name="Tabelle5.1">
          <table:table-cell table:style-name="Tabelle5.A2" office:value-type="string">
            <text:p text:style-name="P4"><text:span text:style-name="T7">7</text:span></text:p>
          </table:table-cell>
          <table:table-cell table:style-name="Tabelle5.A2" office:value-type="string">
            <text:p text:style-name="P4"><text:span text:style-name="T7">optionale Referenzvalidierungen dürfen die Startfähigkeit nicht verhindern</text:span></text:p>
          </table:table-cell>
        </table:table-row>
      </table:table>
      <text:p text:style-name="Standard"/>
      <text:list xml:id="list36606654" text:continue-numbering="true" text:style-name="Outline">
        <text:list-item>
          <text:list>
            <text:list-item>
              <text:list>
                <text:list-item>
                  <text:h text:style-name="P11" text:outline-level="3"><text:span text:style-name="T1">3.4.2 Teams / Memberships</text:span></text:h>
                </text:list-item>
              </text:list>
            </text:list-item>
          </text:list>
        </text:list-item>
      </text:list>
      <table:table table:name="Tabelle6" table:style-name="Tabelle6">
        <table:table-column table:style-name="Tabelle6.A"/>
        <table:table-column table:style-name="Tabelle6.B"/>
        <table:table-header-rows>
          <table:table-row table:style-name="Tabelle6.1">
            <table:table-cell table:style-name="Tabelle6.A1" office:value-type="string">
              <text:p text:style-name="P5"><text:span text:style-name="T8">Schritt</text:span></text:p>
            </table:table-cell>
            <table:table-cell table:style-name="Tabelle6.A1" office:value-type="string">
              <text:p text:style-name="P5"><text:span text:style-name="T8">Beschreibung</text:span></text:p>
            </table:table-cell>
          </table:table-row>
        </table:table-header-rows>
        <table:table-row table:style-name="Tabelle6.1">
          <table:table-cell table:style-name="Tabelle6.A2" office:value-type="string">
            <text:p text:style-name="P4"><text:span text:style-name="T7">1</text:span></text:p>
          </table:table-cell>
          <table:table-cell table:style-name="Tabelle6.A2" office:value-type="string">
            <text:p text:style-name="P4"><text:span text:style-name="T7">Team je Company anlegen</text:span></text:p>
          </table:table-cell>
        </table:table-row>
        <table:table-row table:style-name="Tabelle6.1">
          <table:table-cell table:style-name="Tabelle6.A2" office:value-type="string">
            <text:p text:style-name="P4"><text:span text:style-name="T7">2</text:span></text:p>
          </table:table-cell>
          <table:table-cell table:style-name="Tabelle6.A2" office:value-type="string">
            <text:p text:style-name="P4"><text:span text:style-name="T7">Team ändern, trashen und wiederherstellen</text:span></text:p>
          </table:table-cell>
        </table:table-row>
        <table:table-row table:style-name="Tabelle6.1">
          <table:table-cell table:style-name="Tabelle6.A2" office:value-type="string">
            <text:p text:style-name="P4"><text:span text:style-name="T7">3</text:span></text:p>
          </table:table-cell>
          <table:table-cell table:style-name="Tabelle6.A2" office:value-type="string">
            <text:p text:style-name="P4"><text:span text:style-name="T7">Membership Person ↔ Team anlegen</text:span></text:p>
          </table:table-cell>
        </table:table-row>
        <table:table-row table:style-name="Tabelle6.1">
          <table:table-cell table:style-name="Tabelle6.A2" office:value-type="string">
            <text:p text:style-name="P4"><text:span text:style-name="T7">4</text:span></text:p>
          </table:table-cell>
          <table:table-cell table:style-name="Tabelle6.A2" office:value-type="string">
            <text:p text:style-name="P4"><text:span text:style-name="T7">Membership historisierbar beenden, ohne Historie zu verlieren</text:span></text:p>
          </table:table-cell>
        </table:table-row>
        <table:table-row table:style-name="Tabelle6.1">
          <table:table-cell table:style-name="Tabelle6.A2" office:value-type="string">
            <text:p text:style-name="P4"><text:span text:style-name="T7">5</text:span></text:p>
          </table:table-cell>
          <table:table-cell table:style-name="Tabelle6.A2" office:value-type="string">
            <text:p text:style-name="P4"><text:span text:style-name="T7">Pro Person maximal ein aktives Hauptteam</text:span></text:p>
          </table:table-cell>
        </table:table-row>
        <table:table-row table:style-name="Tabelle6.1">
          <table:table-cell table:style-name="Tabelle6.A2" office:value-type="string">
            <text:p text:style-name="P4"><text:span text:style-name="T7">6</text:span></text:p>
          </table:table-cell>
          <table:table-cell table:style-name="Tabelle6.A2" office:value-type="string">
            <text:p text:style-name="P4"><text:span text:style-name="T7">Pro Team + Person maximal eine aktive Membership</text:span></text:p>
          </table:table-cell>
        </table:table-row>
      </table:table>
      <text:p text:style-name="Standard"/>
      <text:list xml:id="list36590753" text:continue-numbering="true" text:style-name="Outline">
        <text:list-item>
          <text:list>
            <text:list-item>
              <text:list>
                <text:list-item>
                  <text:h text:style-name="P11" text:outline-level="3"><text:span text:style-name="T1">3.4.3 Kontakt und Kommunikation</text:span></text:h>
                </text:list-item>
              </text:list>
            </text:list-item>
          </text:list>
        </text:list-item>
      </text:list>
      <table:table table:name="Tabelle7" table:style-name="Tabelle7">
        <table:table-column table:style-name="Tabelle7.A"/>
        <table:table-column table:style-name="Tabelle7.B"/>
        <table:table-header-rows>
          <table:table-row table:style-name="Tabelle7.1">
            <table:table-cell table:style-name="Tabelle7.A1" office:value-type="string">
              <text:p text:style-name="P5"><text:span text:style-name="T8">Schritt</text:span></text:p>
            </table:table-cell>
            <table:table-cell table:style-name="Tabelle7.A1" office:value-type="string">
              <text:p text:style-name="P5"><text:span text:style-name="T8">Beschreibung</text:span></text:p>
            </table:table-cell>
          </table:table-row>
        </table:table-header-rows>
        <table:table-row table:style-name="Tabelle7.1">
          <table:table-cell table:style-name="Tabelle7.A2" office:value-type="string">
            <text:p text:style-name="P4"><text:span text:style-name="T7">1</text:span></text:p>
          </table:table-cell>
          <table:table-cell table:style-name="Tabelle7.A2" office:value-type="string">
            <text:p text:style-name="P4"><text:span text:style-name="T7">Person-Responses liefern contactOwnerType=PERSON und contactOwnerId=personId</text:span></text:p>
          </table:table-cell>
        </table:table-row>
        <table:table-row table:style-name="Tabelle7.1">
          <table:table-cell table:style-name="Tabelle7.A2" office:value-type="string">
            <text:p text:style-name="P4"><text:span text:style-name="T7">2</text:span></text:p>
          </table:table-cell>
          <table:table-cell table:style-name="Tabelle7.A2" office:value-type="string">
            <text:p text:style-name="P4"><text:span text:style-name="T7">Kontaktstammdaten werden nicht im person-service gespeichert</text:span></text:p>
          </table:table-cell>
        </table:table-row>
        <table:table-row table:style-name="Tabelle7.1">
          <table:table-cell table:style-name="Tabelle7.A2" office:value-type="string">
            <text:p text:style-name="P4"><text:span text:style-name="T7">3</text:span></text:p>
          </table:table-cell>
          <table:table-cell table:style-name="Tabelle7.A2" office:value-type="string">
            <text:p text:style-name="P4"><text:span text:style-name="T7">Nachgelagerte Benachrichtigungen greifen über contact-service und optional communication-service</text:span></text:p>
          </table:table-cell>
        </table:table-row>
        <table:table-row table:style-name="Tabelle7.1">
          <table:table-cell table:style-name="Tabelle7.A2" office:value-type="string">
            <text:p text:style-name="P4"><text:span text:style-name="T7">4</text:span></text:p>
          </table:table-cell>
          <table:table-cell table:style-name="Tabelle7.A2" office:value-type="string">
            <text:p text:style-name="P4"><text:span text:style-name="T7">Downstream-Unerreichbarkeit ist Laufzeitfehler, kein Startfehler</text:span></text:p>
          </table:table-cell>
        </table:table-row>
        <table:table-row table:style-name="Tabelle7.1">
          <table:table-cell table:style-name="Tabelle7.A2" office:value-type="string">
            <text:p text:style-name="P4"><text:span text:style-name="T7">5</text:span></text:p>
          </table:table-cell>
          <table:table-cell table:style-name="Tabelle7.A2" office:value-type="string">
            <text:p text:style-name="P4"><text:span text:style-name="T7">Beschäftigungskontext wird weder geändert noch berechnet; dafür ist employment-service zuständig</text:span></text:p>
          </table:table-cell>
        </table:table-row>
      </table:table>
      <text:p text:style-name="Standard"/>
      <text:list xml:id="list36599316" text:continue-numbering="true" text:style-name="Outline">
        <text:list-item>
          <text:list>
            <text:list-item>
              <text:h text:style-name="P13" text:outline-level="2"><text:span text:style-name="T1">3.5 Auswirkungen auf angrenzende Services</text:span></text:h>
            </text:list-item>
          </text:list>
        </text:list-item>
      </text:list>
      <table:table table:name="Tabelle8" table:style-name="Tabelle8">
        <table:table-column table:style-name="Tabelle8.A" table:number-columns-repeated="3"/>
        <table:table-header-rows>
          <table:table-row table:style-name="Tabelle8.1">
            <table:table-cell table:style-name="Tabelle8.A1" office:value-type="string">
              <text:p text:style-name="P5"><text:span text:style-name="T8">Service</text:span></text:p>
            </table:table-cell>
            <table:table-cell table:style-name="Tabelle8.A1" office:value-type="string">
              <text:p text:style-name="P5"><text:span text:style-name="T8">Änderungsbedarf</text:span></text:p>
            </table:table-cell>
            <table:table-cell table:style-name="Tabelle8.A1" office:value-type="string">
              <text:p text:style-name="P5"><text:span text:style-name="T8">Hinweis</text:span></text:p>
            </table:table-cell>
          </table:table-row>
        </table:table-header-rows>
        <table:table-row table:style-name="Tabelle8.1">
          <table:table-cell table:style-name="Tabelle8.A2" office:value-type="string">
            <text:p text:style-name="P4"><text:span text:style-name="T7">auth-service</text:span></text:p>
          </table:table-cell>
          <table:table-cell table:style-name="Tabelle8.A2" office:value-type="string">
            <text:p text:style-name="P4"><text:span text:style-name="T7">Kann so bleiben</text:span></text:p>
          </table:table-cell>
          <table:table-cell table:style-name="Tabelle8.A2" office:value-type="string">
            <text:p text:style-name="P4"><text:span text:style-name="T7">Nur sicherstellen, dass der JWT-Contract tenant_id, subject_type, scp/scope und eine für person-service passende Audience unterstützt.</text:span></text:p>
          </table:table-cell>
        </table:table-row>
        <table:table-row table:style-name="Tabelle8.1">
          <table:table-cell table:style-name="Tabelle8.A2" office:value-type="string">
            <text:p text:style-name="P4"><text:span text:style-name="T7">user-service</text:span></text:p>
          </table:table-cell>
          <table:table-cell table:style-name="Tabelle8.A2" office:value-type="string">
            <text:p text:style-name="P4"><text:span text:style-name="T7">Kann so bleiben</text:span></text:p>
          </table:table-cell>
          <table:table-cell table:style-name="Tabelle8.A2" office:value-type="string">
            <text:p text:style-name="P4"><text:span text:style-name="T7">personId bleibt die fachliche Referenz. Optional kann eine Konsistenzprüfung gegen person-service ergänzt werden.</text:span></text:p>
          </table:table-cell>
        </table:table-row>
        <table:table-row table:style-name="Tabelle8.1">
          <table:table-cell table:style-name="Tabelle8.A2" office:value-type="string">
            <text:p text:style-name="P4"><text:span text:style-name="T7">employment-service</text:span></text:p>
          </table:table-cell>
          <table:table-cell table:style-name="Tabelle8.A2" office:value-type="string">
            <text:p text:style-name="P4"><text:span text:style-name="T7">Kann so bleiben</text:span></text:p>
          </table:table-cell>
          <table:table-cell table:style-name="Tabelle8.A2" office:value-type="string">
            <text:p text:style-name="P4"><text:span text:style-name="T7">Beschäftigungsdaten bleiben ausschließlich dort. Sie dürfen nicht zusätzlich im person-service geführt werden.</text:span></text:p>
          </table:table-cell>
        </table:table-row>
        <table:table-row table:style-name="Tabelle8.1">
          <table:table-cell table:style-name="Tabelle8.A2" office:value-type="string">
            <text:p text:style-name="P4"><text:span text:style-name="T7">company-service</text:span></text:p>
          </table:table-cell>
          <table:table-cell table:style-name="Tabelle8.A2" office:value-type="string">
            <text:p text:style-name="P4"><text:span text:style-name="T7">Kann so bleiben</text:span></text:p>
          </table:table-cell>
          <table:table-cell table:style-name="Tabelle8.A2" office:value-type="string">
            <text:p text:style-name="P4"><text:span text:style-name="T7">Das bestehende Owner-Docking-Modell ist Vorbild. Keine funktionale Änderung erforderlich.</text:span></text:p>
          </table:table-cell>
        </table:table-row>
        <table:table-row table:style-name="Tabelle8.1">
          <table:table-cell table:style-name="Tabelle8.A2" office:value-type="string">
            <text:p text:style-name="P4"><text:span text:style-name="T7">contact-service</text:span></text:p>
          </table:table-cell>
          <table:table-cell table:style-name="Tabelle8.A2" office:value-type="string">
            <text:p text:style-name="P4"><text:span text:style-name="T7">Prüfen</text:span></text:p>
          </table:table-cell>
          <table:table-cell table:style-name="Tabelle8.A2" office:value-type="string">
            <text:p text:style-name="P4"><text:span text:style-name="T7">ownerType=PERSON und ownerId=personId müssen sauber unterstützt werden. Das ist die zentrale Docking-Stelle für ContactPoints und Adressen.</text:span></text:p>
          </table:table-cell>
        </table:table-row>
        <table:table-row table:style-name="Tabelle8.1">
          <table:table-cell table:style-name="Tabelle8.A2" office:value-type="string">
            <text:p text:style-name="P4"><text:span text:style-name="T7">communication-service</text:span></text:p>
          </table:table-cell>
          <table:table-cell table:style-name="Tabelle8.A2" office:value-type="string">
            <text:p text:style-name="P4"><text:span text:style-name="T7">Prüfen / ggf. bereinigen</text:span></text:p>
          </table:table-cell>
          <table:table-cell table:style-name="Tabelle8.A2" office:value-type="string">
            <text:p text:style-name="P4"><text:span text:style-name="T7">Empfängerauflösung darf nur über contact-service erfolgen. </text:span><text:soft-page-break/><text:span text:style-name="T7">Kontaktstammdaten dürfen dort nicht als eigene Quelle geführt werden.</text:span></text:p>
          </table:table-cell>
        </table:table-row>
        <table:table-row table:style-name="Tabelle8.1">
          <table:table-cell table:style-name="Tabelle8.A2" office:value-type="string">
            <text:p text:style-name="P4"><text:span text:style-name="T7">iam-service</text:span></text:p>
          </table:table-cell>
          <table:table-cell table:style-name="Tabelle8.A2" office:value-type="string">
            <text:p text:style-name="P4"><text:span text:style-name="T7">Kann so bleiben</text:span></text:p>
          </table:table-cell>
          <table:table-cell table:style-name="Tabelle8.A2" office:value-type="string">
            <text:p text:style-name="P4"><text:span text:style-name="T7">Für das MVP reichen lokale JWT-Scopes im person-service. Remote-Policy-Aufrufe sind optional.</text:span></text:p>
          </table:table-cell>
        </table:table-row>
      </table:table>
      <text:p text:style-name="Standard"/>
      <text:list xml:id="list36592662" text:continue-numbering="true" text:style-name="Outline">
        <text:list-item>
          <text:p text:style-name="P10"><text:span text:style-name="T1">4. Begriffe</text:span></text:p>
        </text:list-item>
      </text:list>
      <table:table table:name="Tabelle9" table:style-name="Tabelle9">
        <table:table-column table:style-name="Tabelle9.A"/>
        <table:table-column table:style-name="Tabelle9.B"/>
        <table:table-header-rows>
          <table:table-row table:style-name="Tabelle9.1">
            <table:table-cell table:style-name="Tabelle9.A1" office:value-type="string">
              <text:p text:style-name="P5"><text:span text:style-name="T8">Begriff</text:span></text:p>
            </table:table-cell>
            <table:table-cell table:style-name="Tabelle9.A1" office:value-type="string">
              <text:p text:style-name="P5"><text:span text:style-name="T8">Bedeutung</text:span></text:p>
            </table:table-cell>
          </table:table-row>
        </table:table-header-rows>
        <table:table-row table:style-name="Tabelle9.1">
          <table:table-cell table:style-name="Tabelle9.A2" office:value-type="string">
            <text:p text:style-name="P4"><text:span text:style-name="T7">Person</text:span></text:p>
          </table:table-cell>
          <table:table-cell table:style-name="Tabelle9.A2" office:value-type="string">
            <text:p text:style-name="P4"><text:span text:style-name="T7">fachlicher Stammdatensatz eines Menschen innerhalb eines Tenants</text:span></text:p>
          </table:table-cell>
        </table:table-row>
        <table:table-row table:style-name="Tabelle9.1">
          <table:table-cell table:style-name="Tabelle9.A2" office:value-type="string">
            <text:p text:style-name="P4"><text:span text:style-name="T7">Team</text:span></text:p>
          </table:table-cell>
          <table:table-cell table:style-name="Tabelle9.A2" office:value-type="string">
            <text:p text:style-name="P4"><text:span text:style-name="T7">organisatorische Gruppe innerhalb einer Company</text:span></text:p>
          </table:table-cell>
        </table:table-row>
        <table:table-row table:style-name="Tabelle9.1">
          <table:table-cell table:style-name="Tabelle9.A2" office:value-type="string">
            <text:p text:style-name="P4"><text:span text:style-name="T7">TeamMembership</text:span></text:p>
          </table:table-cell>
          <table:table-cell table:style-name="Tabelle9.A2" office:value-type="string">
            <text:p text:style-name="P4"><text:span text:style-name="T7">historisierte Zuordnung Person zu Team</text:span></text:p>
          </table:table-cell>
        </table:table-row>
        <table:table-row table:style-name="Tabelle9.1">
          <table:table-cell table:style-name="Tabelle9.A2" office:value-type="string">
            <text:p text:style-name="P4"><text:span text:style-name="T7">PersonClassification</text:span></text:p>
          </table:table-cell>
          <table:table-cell table:style-name="Tabelle9.A2" office:value-type="string">
            <text:p text:style-name="P4"><text:span text:style-name="T7">mandantenbezogener Klassifikationskatalog</text:span></text:p>
          </table:table-cell>
        </table:table-row>
        <table:table-row table:style-name="Tabelle9.1">
          <table:table-cell table:style-name="Tabelle9.A2" office:value-type="string">
            <text:p text:style-name="P4"><text:span text:style-name="T7">OwnerKey</text:span></text:p>
          </table:table-cell>
          <table:table-cell table:style-name="Tabelle9.A2" office:value-type="string">
            <text:p text:style-name="P4"><text:span text:style-name="T7">ownerType + ownerId als Docking-Schlüssel zu contact-service</text:span></text:p>
          </table:table-cell>
        </table:table-row>
        <table:table-row table:style-name="Tabelle9.1">
          <table:table-cell table:style-name="Tabelle9.A2" office:value-type="string">
            <text:p text:style-name="P4"><text:span text:style-name="T7">Soft-Delete / TRASHED</text:span></text:p>
          </table:table-cell>
          <table:table-cell table:style-name="Tabelle9.A2" office:value-type="string">
            <text:p text:style-name="P4"><text:span text:style-name="T7">logisch gelöscht über trashedAt / trashedBy</text:span></text:p>
          </table:table-cell>
        </table:table-row>
        <table:table-row table:style-name="Tabelle9.1">
          <table:table-cell table:style-name="Tabelle9.A2" office:value-type="string">
            <text:p text:style-name="P4"><text:span text:style-name="T7">tenant_id</text:span></text:p>
          </table:table-cell>
          <table:table-cell table:style-name="Tabelle9.A2" office:value-type="string">
            <text:p text:style-name="P4"><text:span text:style-name="T7">Tenant-Claim im JWT; Quelle der Wahrheit</text:span></text:p>
          </table:table-cell>
        </table:table-row>
        <table:table-row table:style-name="Tabelle9.1">
          <table:table-cell table:style-name="Tabelle9.A2" office:value-type="string">
            <text:p text:style-name="P4"><text:span text:style-name="T7">subject_type</text:span></text:p>
          </table:table-cell>
          <table:table-cell table:style-name="Tabelle9.A2" office:value-type="string">
            <text:p text:style-name="P4"><text:span text:style-name="T7">USER oder SERVICE</text:span></text:p>
          </table:table-cell>
        </table:table-row>
        <table:table-row table:style-name="Tabelle9.1">
          <table:table-cell table:style-name="Tabelle9.A2" office:value-type="string">
            <text:p text:style-name="P4"><text:span text:style-name="T7">Employment</text:span></text:p>
          </table:table-cell>
          <table:table-cell table:style-name="Tabelle9.A2" office:value-type="string">
            <text:p text:style-name="P4"><text:span text:style-name="T7">Beschäftigungsprofil einer Person; nicht Teil des person-service</text:span></text:p>
          </table:table-cell>
        </table:table-row>
      </table:table>
      <text:p text:style-name="Standard"/>
      <text:list xml:id="list36604913" text:continue-numbering="true" text:style-name="Outline">
        <text:list-item>
          <text:p text:style-name="P10"><text:span text:style-name="T1">5. IAM-Absicherung und Mandantentrennung</text:span></text:p>
          <text:list>
            <text:list-item>
              <text:h text:style-name="P13" text:outline-level="2"><text:span text:style-name="T1">5.1 Grundprinzip</text:span></text:h>
            </text:list-item>
          </text:list>
        </text:list-item>
      </text:list>
      <text:p text:style-name="P14">Der person-service muss als OAuth2 Resource Server betrieben werden.</text:p>
      <text:p text:style-name="P14">Er validiert JWTs, stellt aber selbst keine Tokens aus.</text:p>
      <text:p text:style-name="P14">Nicht explizit freigegebene Fachendpunkte sind nicht erreichbar.</text:p>
      <text:p text:style-name="P14">Serverseitige Fach-Sessions sind nicht zulässig.</text:p>
      <text:list xml:id="list36590584" text:continue-numbering="true" text:style-name="Outline">
        <text:list-item>
          <text:list>
            <text:list-item>
              <text:h text:style-name="P13" text:outline-level="2"><text:span text:style-name="T1">5.2 JWT-Contract</text:span></text:h>
            </text:list-item>
          </text:list>
        </text:list-item>
      </text:list>
      <table:table table:name="Tabelle10" table:style-name="Tabelle10">
        <table:table-column table:style-name="Tabelle10.A"/>
        <table:table-column table:style-name="Tabelle10.B"/>
        <table:table-header-rows>
          <table:table-row table:style-name="Tabelle10.1">
            <table:table-cell table:style-name="Tabelle10.A1" office:value-type="string">
              <text:p text:style-name="P5"><text:span text:style-name="T8">Claim / Regel</text:span></text:p>
            </table:table-cell>
            <table:table-cell table:style-name="Tabelle10.A1" office:value-type="string">
              <text:p text:style-name="P5"><text:span text:style-name="T8">Vorgabe</text:span></text:p>
            </table:table-cell>
          </table:table-row>
        </table:table-header-rows>
        <table:table-row table:style-name="Tabelle10.1">
          <table:table-cell table:style-name="Tabelle10.A2" office:value-type="string">
            <text:p text:style-name="P4"><text:span text:style-name="T7">Pflicht-Claims</text:span></text:p>
          </table:table-cell>
          <table:table-cell table:style-name="Tabelle10.A2" office:value-type="string">
            <text:p text:style-name="P4"><text:span text:style-name="T7">iss, sub, aud, iat, exp, jti, tenant_id, subject_type, scp oder scope</text:span></text:p>
          </table:table-cell>
        </table:table-row>
        <table:table-row table:style-name="Tabelle10.1">
          <table:table-cell table:style-name="Tabelle10.A2" office:value-type="string">
            <text:p text:style-name="P4"><text:span text:style-name="T7">Audience</text:span></text:p>
          </table:table-cell>
          <table:table-cell table:style-name="Tabelle10.A2" office:value-type="string">
            <text:p text:style-name="P4"><text:span text:style-name="T7">aud muss person-service enthalten</text:span></text:p>
          </table:table-cell>
        </table:table-row>
        <table:table-row table:style-name="Tabelle10.1">
          <table:table-cell table:style-name="Tabelle10.A2" office:value-type="string">
            <text:p text:style-name="P4"><text:span text:style-name="T7">Subject Type</text:span></text:p>
          </table:table-cell>
          <table:table-cell table:style-name="Tabelle10.A2" office:value-type="string">
            <text:p text:style-name="P4"><text:span text:style-name="T7">subject_type muss USER oder SERVICE sein</text:span></text:p>
          </table:table-cell>
        </table:table-row>
        <table:table-row table:style-name="Tabelle10.1">
          <table:table-cell table:style-name="Tabelle10.A2" office:value-type="string">
            <text:p text:style-name="P4"><text:span text:style-name="T7">Tolerierte Claims</text:span></text:p>
          </table:table-cell>
          <table:table-cell table:style-name="Tabelle10.A2" office:value-type="string">
            <text:p text:style-name="P4"><text:span text:style-name="T7">sid, amr, auth_time</text:span></text:p>
          </table:table-cell>
        </table:table-row>
        <table:table-row table:style-name="Tabelle10.1">
          <table:table-cell table:style-name="Tabelle10.A2" office:value-type="string">
            <text:p text:style-name="P4"><text:span text:style-name="T7">Signaturprüfung</text:span></text:p>
          </table:table-cell>
          <table:table-cell table:style-name="Tabelle10.A2" office:value-type="string">
            <text:p text:style-name="P4"><text:span text:style-name="T7">über JWKS oder Issuer-Konfiguration</text:span></text:p>
          </table:table-cell>
        </table:table-row>
      </table:table>
      <text:p text:style-name="Standard"/>
      <text:list xml:id="list36584846" text:continue-numbering="true" text:style-name="Outline">
        <text:list-item>
          <text:list>
            <text:list-item>
              <text:h text:style-name="P13" text:outline-level="2"><text:span text:style-name="T1">5.3 Tenant-Kontext und Konsistenzprüfungen</text:span></text:h>
            </text:list-item>
          </text:list>
        </text:list-item>
      </text:list>
      <text:p text:style-name="P14">tenant_id im JWT ist Quelle der Wahrheit</text:p>
      <text:p text:style-name="P14">{companyId} im Pfad muss tenant_id entsprechen</text:p>
      <text:p text:style-name="P14">X-Tenant-Id darf unterstützt werden</text:p>
      <text:p text:style-name="P14">wenn Pfad, Header und Claim gleichzeitig gesetzt sind, müssen sie konsistent sein</text:p>
      <text:p text:style-name="P14">Abweichungen führen zu 403 TENANT_MISMATCH</text:p>
      <text:list xml:id="list36610686" text:continue-numbering="true" text:style-name="Outline">
        <text:list-item>
          <text:list>
            <text:list-item>
              <text:h text:style-name="P13" text:outline-level="2"><text:span text:style-name="T1">5.4 Autorisierung über Rollen-/Admin-Logik</text:span></text:h>
            </text:list-item>
          </text:list>
        </text:list-item>
      </text:list>
      <table:table table:name="Tabelle11" table:style-name="Tabelle11">
        <table:table-column table:style-name="Tabelle11.A"/>
        <table:table-column table:style-name="Tabelle11.B"/>
        <table:table-header-rows>
          <table:table-row table:style-name="Tabelle11.1">
            <table:table-cell table:style-name="Tabelle11.A1" office:value-type="string">
              <text:p text:style-name="P5"><text:span text:style-name="T8">Bereich</text:span></text:p>
            </table:table-cell>
            <table:table-cell table:style-name="Tabelle11.A1" office:value-type="string">
              <text:p text:style-name="P5"><text:span text:style-name="T8">Mindest-Scope</text:span></text:p>
            </table:table-cell>
          </table:table-row>
        </table:table-header-rows>
        <table:table-row table:style-name="Tabelle11.1">
          <table:table-cell table:style-name="Tabelle11.A2" office:value-type="string">
            <text:p text:style-name="P4"><text:span text:style-name="T7">Persons lesen</text:span></text:p>
          </table:table-cell>
          <table:table-cell table:style-name="Tabelle11.A2" office:value-type="string">
            <text:p text:style-name="P4"><text:span text:style-name="T7">person:read</text:span></text:p>
          </table:table-cell>
        </table:table-row>
        <table:table-row table:style-name="Tabelle11.1">
          <table:table-cell table:style-name="Tabelle11.A2" office:value-type="string">
            <text:p text:style-name="P4"><text:span text:style-name="T7">Persons schreiben</text:span></text:p>
          </table:table-cell>
          <table:table-cell table:style-name="Tabelle11.A2" office:value-type="string">
            <text:p text:style-name="P4"><text:span text:style-name="T7">person:write</text:span></text:p>
          </table:table-cell>
        </table:table-row>
        <table:table-row table:style-name="Tabelle11.1">
          <table:table-cell table:style-name="Tabelle11.A2" office:value-type="string">
            <text:p text:style-name="P4"><text:span text:style-name="T7">Teams lesen</text:span></text:p>
          </table:table-cell>
          <table:table-cell table:style-name="Tabelle11.A2" office:value-type="string">
            <text:p text:style-name="P4"><text:span text:style-name="T7">team:read</text:span></text:p>
          </table:table-cell>
        </table:table-row>
        <table:table-row table:style-name="Tabelle11.1">
          <table:table-cell table:style-name="Tabelle11.A2" office:value-type="string">
            <text:p text:style-name="P4"><text:span text:style-name="T7">Teams schreiben</text:span></text:p>
          </table:table-cell>
          <table:table-cell table:style-name="Tabelle11.A2" office:value-type="string">
            <text:p text:style-name="P4"><text:span text:style-name="T7">team:write</text:span></text:p>
          </table:table-cell>
        </table:table-row>
        <text:soft-page-break/>
        <table:table-row table:style-name="Tabelle11.1">
          <table:table-cell table:style-name="Tabelle11.A2" office:value-type="string">
            <text:p text:style-name="P4"><text:span text:style-name="T7">feinere Granularität optional</text:span></text:p>
          </table:table-cell>
          <table:table-cell table:style-name="Tabelle11.A2" office:value-type="string">
            <text:p text:style-name="P4"><text:span text:style-name="T7">person:classification:write, team:membership:write, ops:read</text:span></text:p>
          </table:table-cell>
        </table:table-row>
      </table:table>
      <text:p text:style-name="Standard"/>
      <text:list xml:id="list36608646" text:continue-numbering="true" text:style-name="Outline">
        <text:list-item>
          <text:p text:style-name="P10"><text:span text:style-name="T1">6. REST-API - Übersicht</text:span></text:p>
          <text:list>
            <text:list-item>
              <text:h text:style-name="P13" text:outline-level="2"><text:span text:style-name="T1">6.1 Basis-URL, Versionierung, Content Types</text:span></text:h>
            </text:list-item>
          </text:list>
        </text:list-item>
      </text:list>
      <table:table table:name="Tabelle12" table:style-name="Tabelle12">
        <table:table-column table:style-name="Tabelle12.A"/>
        <table:table-column table:style-name="Tabelle12.B"/>
        <table:table-header-rows>
          <table:table-row table:style-name="Tabelle12.1">
            <table:table-cell table:style-name="Tabelle12.A1" office:value-type="string">
              <text:p text:style-name="P5"><text:span text:style-name="T8">Feld</text:span></text:p>
            </table:table-cell>
            <table:table-cell table:style-name="Tabelle12.A1" office:value-type="string">
              <text:p text:style-name="P5"><text:span text:style-name="T8">Vorgabe</text:span></text:p>
            </table:table-cell>
          </table:table-row>
        </table:table-header-rows>
        <table:table-row table:style-name="Tabelle12.1">
          <table:table-cell table:style-name="Tabelle12.A2" office:value-type="string">
            <text:p text:style-name="P4"><text:span text:style-name="T7">Basis</text:span></text:p>
          </table:table-cell>
          <table:table-cell table:style-name="Tabelle12.A2" office:value-type="string">
            <text:p text:style-name="P4"><text:span text:style-name="T7">/api/v1</text:span></text:p>
          </table:table-cell>
        </table:table-row>
        <table:table-row table:style-name="Tabelle12.1">
          <table:table-cell table:style-name="Tabelle12.A2" office:value-type="string">
            <text:p text:style-name="P4"><text:span text:style-name="T7">Request/Response</text:span></text:p>
          </table:table-cell>
          <table:table-cell table:style-name="Tabelle12.A2" office:value-type="string">
            <text:p text:style-name="P4"><text:span text:style-name="T7">application/json</text:span></text:p>
          </table:table-cell>
        </table:table-row>
        <table:table-row table:style-name="Tabelle12.1">
          <table:table-cell table:style-name="Tabelle12.A2" office:value-type="string">
            <text:p text:style-name="P4"><text:span text:style-name="T7">Fehlerformat</text:span></text:p>
          </table:table-cell>
          <table:table-cell table:style-name="Tabelle12.A2" office:value-type="string">
            <text:p text:style-name="P4"><text:span text:style-name="T7">application/json</text:span></text:p>
          </table:table-cell>
        </table:table-row>
        <table:table-row table:style-name="Tabelle12.1">
          <table:table-cell table:style-name="Tabelle12.A2" office:value-type="string">
            <text:p text:style-name="P4"><text:span text:style-name="T7">Versionierung</text:span></text:p>
          </table:table-cell>
          <table:table-cell table:style-name="Tabelle12.A2" office:value-type="string">
            <text:p text:style-name="P4"><text:span text:style-name="T7">über Pfad</text:span></text:p>
          </table:table-cell>
        </table:table-row>
        <table:table-row table:style-name="Tabelle12.1">
          <table:table-cell table:style-name="Tabelle12.A2" office:value-type="string">
            <text:p text:style-name="P4"><text:span text:style-name="T7">Standard-Header</text:span></text:p>
          </table:table-cell>
          <table:table-cell table:style-name="Tabelle12.A2" office:value-type="string">
            <text:p text:style-name="P4"><text:span text:style-name="T7">Authorization, X-Correlation-Id, optional X-Tenant-Id, optional Idempotency-Key</text:span></text:p>
          </table:table-cell>
        </table:table-row>
        <table:table-row table:style-name="Tabelle12.1">
          <table:table-cell table:style-name="Tabelle12.A2" office:value-type="string">
            <text:p text:style-name="P4"><text:span text:style-name="T7">Swagger</text:span></text:p>
          </table:table-cell>
          <table:table-cell table:style-name="Tabelle12.A2" office:value-type="string">
            <text:p text:style-name="P4"><text:span text:style-name="T7">Alle Controller, DTOs und Enums müssen ausführlich dokumentiert sein</text:span></text:p>
          </table:table-cell>
        </table:table-row>
      </table:table>
      <text:p text:style-name="Standard"/>
      <text:list xml:id="list36592147" text:continue-numbering="true" text:style-name="Outline">
        <text:list-item>
          <text:list>
            <text:list-item>
              <text:h text:style-name="P13" text:outline-level="2"><text:span text:style-name="T1">6.2 Endpunkte</text:span></text:h>
            </text:list-item>
          </text:list>
        </text:list-item>
      </text:list>
      <table:table table:name="Tabelle13" table:style-name="Tabelle13">
        <table:table-column table:style-name="Tabelle13.A"/>
        <table:table-column table:style-name="Tabelle13.B"/>
        <table:table-header-rows>
          <table:table-row table:style-name="Tabelle13.1">
            <table:table-cell table:style-name="Tabelle13.A1" office:value-type="string">
              <text:p text:style-name="P5"><text:span text:style-name="T8">Bereich</text:span></text:p>
            </table:table-cell>
            <table:table-cell table:style-name="Tabelle13.A1" office:value-type="string">
              <text:p text:style-name="P5"><text:span text:style-name="T8">Route</text:span></text:p>
            </table:table-cell>
          </table:table-row>
        </table:table-header-rows>
        <table:table-row table:style-name="Tabelle13.1">
          <table:table-cell table:style-name="Tabelle13.A2" office:value-type="string">
            <text:p text:style-name="P4"><text:span text:style-name="T7">Persons</text:span></text:p>
          </table:table-cell>
          <table:table-cell table:style-name="Tabelle13.A2" office:value-type="string">
            <text:p text:style-name="P4"><text:span text:style-name="T7">POST /api/v1/companies/{companyId}/persons</text:span></text:p>
          </table:table-cell>
        </table:table-row>
        <table:table-row table:style-name="Tabelle13.1">
          <table:table-cell table:style-name="Tabelle13.A2" office:value-type="string">
            <text:p text:style-name="P4"><text:span text:style-name="T7">Persons</text:span></text:p>
          </table:table-cell>
          <table:table-cell table:style-name="Tabelle13.A2" office:value-type="string">
            <text:p text:style-name="P4"><text:span text:style-name="T7">GET /api/v1/companies/{companyId}/persons</text:span></text:p>
          </table:table-cell>
        </table:table-row>
        <table:table-row table:style-name="Tabelle13.1">
          <table:table-cell table:style-name="Tabelle13.A2" office:value-type="string">
            <text:p text:style-name="P4"><text:span text:style-name="T7">Persons</text:span></text:p>
          </table:table-cell>
          <table:table-cell table:style-name="Tabelle13.A2" office:value-type="string">
            <text:p text:style-name="P4"><text:span text:style-name="T7">GET /api/v1/companies/{companyId}/persons/{personId}</text:span></text:p>
          </table:table-cell>
        </table:table-row>
        <table:table-row table:style-name="Tabelle13.1">
          <table:table-cell table:style-name="Tabelle13.A2" office:value-type="string">
            <text:p text:style-name="P4"><text:span text:style-name="T7">Persons</text:span></text:p>
          </table:table-cell>
          <table:table-cell table:style-name="Tabelle13.A2" office:value-type="string">
            <text:p text:style-name="P4"><text:span text:style-name="T7">PATCH /api/v1/companies/{companyId}/persons/{personId}</text:span></text:p>
          </table:table-cell>
        </table:table-row>
        <table:table-row table:style-name="Tabelle13.1">
          <table:table-cell table:style-name="Tabelle13.A2" office:value-type="string">
            <text:p text:style-name="P4"><text:span text:style-name="T7">Persons</text:span></text:p>
          </table:table-cell>
          <table:table-cell table:style-name="Tabelle13.A2" office:value-type="string">
            <text:p text:style-name="P4"><text:span text:style-name="T7">POST /api/v1/companies/{companyId}/persons/{personId}/trash</text:span></text:p>
          </table:table-cell>
        </table:table-row>
        <table:table-row table:style-name="Tabelle13.1">
          <table:table-cell table:style-name="Tabelle13.A2" office:value-type="string">
            <text:p text:style-name="P4"><text:span text:style-name="T7">Persons</text:span></text:p>
          </table:table-cell>
          <table:table-cell table:style-name="Tabelle13.A2" office:value-type="string">
            <text:p text:style-name="P4"><text:span text:style-name="T7">POST /api/v1/companies/{companyId}/persons/{personId}/restore</text:span></text:p>
          </table:table-cell>
        </table:table-row>
        <table:table-row table:style-name="Tabelle13.1">
          <table:table-cell table:style-name="Tabelle13.A2" office:value-type="string">
            <text:p text:style-name="P4"><text:span text:style-name="T7">Teams</text:span></text:p>
          </table:table-cell>
          <table:table-cell table:style-name="Tabelle13.A2" office:value-type="string">
            <text:p text:style-name="P4"><text:span text:style-name="T7">POST /api/v1/companies/{companyId}/teams</text:span></text:p>
          </table:table-cell>
        </table:table-row>
        <table:table-row table:style-name="Tabelle13.1">
          <table:table-cell table:style-name="Tabelle13.A2" office:value-type="string">
            <text:p text:style-name="P4"><text:span text:style-name="T7">Teams</text:span></text:p>
          </table:table-cell>
          <table:table-cell table:style-name="Tabelle13.A2" office:value-type="string">
            <text:p text:style-name="P4"><text:span text:style-name="T7">GET /api/v1/companies/{companyId}/teams</text:span></text:p>
          </table:table-cell>
        </table:table-row>
        <table:table-row table:style-name="Tabelle13.1">
          <table:table-cell table:style-name="Tabelle13.A2" office:value-type="string">
            <text:p text:style-name="P4"><text:span text:style-name="T7">Teams</text:span></text:p>
          </table:table-cell>
          <table:table-cell table:style-name="Tabelle13.A2" office:value-type="string">
            <text:p text:style-name="P4"><text:span text:style-name="T7">GET /api/v1/companies/{companyId}/teams/{teamId}</text:span></text:p>
          </table:table-cell>
        </table:table-row>
        <table:table-row table:style-name="Tabelle13.1">
          <table:table-cell table:style-name="Tabelle13.A2" office:value-type="string">
            <text:p text:style-name="P4"><text:span text:style-name="T7">Teams</text:span></text:p>
          </table:table-cell>
          <table:table-cell table:style-name="Tabelle13.A2" office:value-type="string">
            <text:p text:style-name="P4"><text:span text:style-name="T7">PATCH /api/v1/companies/{companyId}/teams/{teamId}</text:span></text:p>
          </table:table-cell>
        </table:table-row>
        <table:table-row table:style-name="Tabelle13.1">
          <table:table-cell table:style-name="Tabelle13.A2" office:value-type="string">
            <text:p text:style-name="P4"><text:span text:style-name="T7">Teams</text:span></text:p>
          </table:table-cell>
          <table:table-cell table:style-name="Tabelle13.A2" office:value-type="string">
            <text:p text:style-name="P4"><text:span text:style-name="T7">POST /api/v1/companies/{companyId}/teams/{teamId}/trash</text:span></text:p>
          </table:table-cell>
        </table:table-row>
        <table:table-row table:style-name="Tabelle13.1">
          <table:table-cell table:style-name="Tabelle13.A2" office:value-type="string">
            <text:p text:style-name="P4"><text:span text:style-name="T7">Teams</text:span></text:p>
          </table:table-cell>
          <table:table-cell table:style-name="Tabelle13.A2" office:value-type="string">
            <text:p text:style-name="P4"><text:span text:style-name="T7">POST /api/v1/companies/{companyId}/teams/{teamId}/restore</text:span></text:p>
          </table:table-cell>
        </table:table-row>
        <table:table-row table:style-name="Tabelle13.1">
          <table:table-cell table:style-name="Tabelle13.A2" office:value-type="string">
            <text:p text:style-name="P4"><text:span text:style-name="T7">Memberships</text:span></text:p>
          </table:table-cell>
          <table:table-cell table:style-name="Tabelle13.A2" office:value-type="string">
            <text:p text:style-name="P4"><text:span text:style-name="T7">GET /api/v1/companies/{companyId}/teams/{teamId}/members</text:span></text:p>
          </table:table-cell>
        </table:table-row>
        <table:table-row table:style-name="Tabelle13.1">
          <table:table-cell table:style-name="Tabelle13.A2" office:value-type="string">
            <text:p text:style-name="P4"><text:span text:style-name="T7">Memberships</text:span></text:p>
          </table:table-cell>
          <table:table-cell table:style-name="Tabelle13.A2" office:value-type="string">
            <text:p text:style-name="P4"><text:span text:style-name="T7">POST /api/v1/companies/{companyId}/teams/{teamId}/members</text:span></text:p>
          </table:table-cell>
        </table:table-row>
        <table:table-row table:style-name="Tabelle13.1">
          <table:table-cell table:style-name="Tabelle13.A2" office:value-type="string">
            <text:p text:style-name="P4"><text:span text:style-name="T7">Memberships</text:span></text:p>
          </table:table-cell>
          <table:table-cell table:style-name="Tabelle13.A2" office:value-type="string">
            <text:p text:style-name="P4"><text:span text:style-name="T7">DELETE /api/v1/companies/{companyId}/teams/{teamId}/members/{personId}</text:span></text:p>
          </table:table-cell>
        </table:table-row>
        <table:table-row table:style-name="Tabelle13.1">
          <table:table-cell table:style-name="Tabelle13.A2" office:value-type="string">
            <text:p text:style-name="P4"><text:span text:style-name="T7">Person Classifications</text:span></text:p>
          </table:table-cell>
          <table:table-cell table:style-name="Tabelle13.A2" office:value-type="string">
            <text:p text:style-name="P4"><text:span text:style-name="T7">POST /api/v1/companies/{companyId}/person-classifications</text:span></text:p>
          </table:table-cell>
        </table:table-row>
        <table:table-row table:style-name="Tabelle13.1">
          <table:table-cell table:style-name="Tabelle13.A2" office:value-type="string">
            <text:p text:style-name="P4"><text:span text:style-name="T7">Person Classifications</text:span></text:p>
          </table:table-cell>
          <table:table-cell table:style-name="Tabelle13.A2" office:value-type="string">
            <text:p text:style-name="P4"><text:span text:style-name="T7">GET /api/v1/companies/{companyId}/person-classifications</text:span></text:p>
          </table:table-cell>
        </table:table-row>
        <table:table-row table:style-name="Tabelle13.1">
          <table:table-cell table:style-name="Tabelle13.A2" office:value-type="string">
            <text:p text:style-name="P4"><text:span text:style-name="T7">Person Classifications</text:span></text:p>
          </table:table-cell>
          <table:table-cell table:style-name="Tabelle13.A2" office:value-type="string">
            <text:p text:style-name="P4"><text:span text:style-name="T7">PATCH /api/v1/companies/{companyId}/person-classifications/{classificationId}</text:span></text:p>
          </table:table-cell>
        </table:table-row>
        <table:table-row table:style-name="Tabelle13.1">
          <table:table-cell table:style-name="Tabelle13.A2" office:value-type="string">
            <text:p text:style-name="P4"><text:span text:style-name="T7">Person Classifications</text:span></text:p>
          </table:table-cell>
          <table:table-cell table:style-name="Tabelle13.A2" office:value-type="string">
            <text:p text:style-name="P4"><text:span text:style-name="T7">POST /api/v1/companies/{companyId}/person-classifications/{classificationId}/deactivate</text:span></text:p>
          </table:table-cell>
        </table:table-row>
        <table:table-row table:style-name="Tabelle13.1">
          <table:table-cell table:style-name="Tabelle13.A2" office:value-type="string">
            <text:p text:style-name="P4"><text:span text:style-name="T7">Classification Assignments</text:span></text:p>
          </table:table-cell>
          <table:table-cell table:style-name="Tabelle13.A2" office:value-type="string">
            <text:p text:style-name="P4"><text:span text:style-name="T7">POST /api/v1/companies/{companyId}/persons/{personId}/classifications</text:span></text:p>
          </table:table-cell>
        </table:table-row>
        <table:table-row table:style-name="Tabelle13.1">
          <table:table-cell table:style-name="Tabelle13.A2" office:value-type="string">
            <text:p text:style-name="P4"><text:span text:style-name="T7">Classification Assignments</text:span></text:p>
          </table:table-cell>
          <table:table-cell table:style-name="Tabelle13.A2" office:value-type="string">
            <text:p text:style-name="P4"><text:span text:style-name="T7">DELETE /api/v1/companies/{companyId}/persons/{personId}/classifications/{assignmentId}</text:span></text:p>
          </table:table-cell>
        </table:table-row>
        <table:table-row table:style-name="Tabelle13.1">
          <table:table-cell table:style-name="Tabelle13.A2" office:value-type="string">
            <text:p text:style-name="P4"><text:span text:style-name="T7">Ops</text:span></text:p>
          </table:table-cell>
          <table:table-cell table:style-name="Tabelle13.A2" office:value-type="string">
            <text:p text:style-name="P4"><text:span text:style-name="T7">GET /person/ping</text:span></text:p>
          </table:table-cell>
        </table:table-row>
        <table:table-row table:style-name="Tabelle13.1">
          <table:table-cell table:style-name="Tabelle13.A2" office:value-type="string">
            <text:p text:style-name="P4"><text:span text:style-name="T7">Ops</text:span></text:p>
          </table:table-cell>
          <table:table-cell table:style-name="Tabelle13.A2" office:value-type="string">
            <text:p text:style-name="P4"><text:span text:style-name="T7">GET /person/version</text:span></text:p>
          </table:table-cell>
        </table:table-row>
      </table:table>
      <text:p text:style-name="Standard"/>
      <text:list xml:id="list36605939" text:continue-numbering="true" text:style-name="Outline">
        <text:list-item>
          <text:list>
            <text:list-item>
              <text:h text:style-name="P13" text:outline-level="2"><text:span text:style-name="T1">6.3 Standard-Query</text:span></text:h>
            </text:list-item>
          </text:list>
        </text:list-item>
      </text:list>
      <text:p text:style-name="P14">page</text:p>
      <text:p text:style-name="P14">size</text:p>
      <text:p text:style-name="P14">sort</text:p>
      <text:p text:style-name="P14"><text:soft-page-break/>q</text:p>
      <text:p text:style-name="P14">includeTrashed</text:p>
      <text:p text:style-name="P14">teamId</text:p>
      <text:p text:style-name="P14">classificationKey</text:p>
      <text:p text:style-name="P14">classificationCode</text:p>
      <text:list xml:id="list36605561" text:continue-numbering="true" text:style-name="Outline">
        <text:list-item>
          <text:p text:style-name="P10"><text:span text:style-name="T1">7. Funktionale Anforderungen</text:span></text:p>
          <text:list>
            <text:list-item>
              <text:h text:style-name="P13" text:outline-level="2"><text:span text:style-name="T1">7.1 Person anlegen</text:span></text:h>
            </text:list-item>
          </text:list>
        </text:list-item>
      </text:list>
      <text:p text:style-name="P14">Person tenant-scharf anlegen</text:p>
      <text:p text:style-name="P14">Audit-Felder setzen und öffentliche personId erzeugen</text:p>
      <text:p text:style-name="P14">Kontaktstammdaten nicht im Person-Datensatz speichern</text:p>
      <text:list xml:id="list36600166" text:continue-numbering="true" text:style-name="Outline">
        <text:list-item>
          <text:list>
            <text:list-item>
              <text:h text:style-name="P13" text:outline-level="2"><text:span text:style-name="T1">7.2 Person lesen / listen</text:span></text:h>
            </text:list-item>
          </text:list>
        </text:list-item>
      </text:list>
      <text:p text:style-name="P14">Einzelperson und Listen mit Paging, Sortierung und Filterung liefern</text:p>
      <text:p text:style-name="P14">Getrashte Datensätze standardmäßig ausblenden</text:p>
      <text:list xml:id="list36597836" text:continue-numbering="true" text:style-name="Outline">
        <text:list-item>
          <text:list>
            <text:list-item>
              <text:h text:style-name="P13" text:outline-level="2"><text:span text:style-name="T1">7.3 Person ändern / trash / restore</text:span></text:h>
            </text:list-item>
          </text:list>
        </text:list-item>
      </text:list>
      <text:p text:style-name="P14">Ändern, logisch löschen und wiederherstellen</text:p>
      <text:p text:style-name="P14">Optimistic Locking bei konkurrierenden Änderungen</text:p>
      <text:list xml:id="list36594436" text:continue-numbering="true" text:style-name="Outline">
        <text:list-item>
          <text:list>
            <text:list-item>
              <text:h text:style-name="P13" text:outline-level="2"><text:span text:style-name="T1">7.4 Team anlegen / lesen / ändern / trash / restore</text:span></text:h>
            </text:list-item>
          </text:list>
        </text:list-item>
      </text:list>
      <text:p text:style-name="P14">Teams tenant-scharf verwalten</text:p>
      <text:p text:style-name="P14">name ist Pflicht und pro Company eindeutig</text:p>
      <text:p text:style-name="P14">code ist optionale spätere Erweiterung</text:p>
      <text:list xml:id="list36587858" text:continue-numbering="true" text:style-name="Outline">
        <text:list-item>
          <text:list>
            <text:list-item>
              <text:h text:style-name="P13" text:outline-level="2"><text:span text:style-name="T1">7.5 Team-Memberships verwalten</text:span></text:h>
            </text:list-item>
          </text:list>
        </text:list-item>
      </text:list>
      <text:p text:style-name="P14">Mitgliedschaften historisierbar verwalten</text:p>
      <text:p text:style-name="P14">maximal ein aktives Hauptteam pro Person</text:p>
      <text:p text:style-name="P14">maximal eine aktive Membership pro Team und Person</text:p>
      <text:list xml:id="list36588797" text:continue-numbering="true" text:style-name="Outline">
        <text:list-item>
          <text:list>
            <text:list-item>
              <text:h text:style-name="P13" text:outline-level="2"><text:span text:style-name="T1">7.6 Person-Klassifikationen verwalten</text:span></text:h>
            </text:list-item>
          </text:list>
        </text:list-item>
      </text:list>
      <text:p text:style-name="P14">mandantenbezogenen Klassifikationskatalog verwalten</text:p>
      <text:p text:style-name="P14">(companyId, key, code) ist eindeutig</text:p>
      <text:list xml:id="list36604016" text:continue-numbering="true" text:style-name="Outline">
        <text:list-item>
          <text:list>
            <text:list-item>
              <text:h text:style-name="P13" text:outline-level="2"><text:span text:style-name="T1">7.7 Person-Klassifikationen zuweisen / entfernen</text:span></text:h>
            </text:list-item>
          </text:list>
        </text:list-item>
      </text:list>
      <text:p text:style-name="P14">Klassifikationen zuweisen, entfernen oder fachlich beenden</text:p>
      <text:list xml:id="list36602931" text:continue-numbering="true" text:style-name="Outline">
        <text:list-item>
          <text:list>
            <text:list-item>
              <text:h text:style-name="P13" text:outline-level="2"><text:span text:style-name="T1">7.8 Contact-Docking / Outbound-Kommunikation</text:span></text:h>
            </text:list-item>
          </text:list>
        </text:list-item>
      </text:list>
      <text:p text:style-name="P14">Der person-service darf keine E-Mail-, Telefon- oder Adressdaten als Source of Truth verwalten.</text:p>
      <text:p text:style-name="P14">Person-Responses sollen contactOwnerType="PERSON" und contactOwnerId=personId liefern.</text:p>
      <text:p text:style-name="P14">Bevorzugter technischer Weg für Folgeprozesse ist Outbox/Eventing.</text:p>
      <text:p text:style-name="P14">Direkte HTTP-Validierung oder Folgeaufrufe an Downstream-Services sind optional.</text:p>
      <text:p text:style-name="P14">Downstreams dürfen den Start des Services nicht blockieren.</text:p>
      <text:list xml:id="list36586055" text:continue-numbering="true" text:style-name="Outline">
        <text:list-item>
          <text:list>
            <text:list-item>
              <text:h text:style-name="P13" text:outline-level="2"><text:span text:style-name="T1">7.9 Optionale Referenzvalidierungen zu Company und User</text:span></text:h>
            </text:list-item>
          </text:list>
        </text:list-item>
      </text:list>
      <text:p text:style-name="P14">Company-Existenzprüfung optional aktivierbar</text:p>
      <text:p text:style-name="P14"><text:soft-page-break/>Konsistenzprüfung eines Person-Links optional aktivierbar</text:p>
      <text:p text:style-name="P14">Prüfungen sind Soft Dependencies und keine Startblockade</text:p>
      <text:list xml:id="list36602079" text:continue-numbering="true" text:style-name="Outline">
        <text:list-item>
          <text:list>
            <text:list-item>
              <text:h text:style-name="P13" text:outline-level="2"><text:span text:style-name="T1">7.10 Ops-Endpunkte</text:span></text:h>
            </text:list-item>
          </text:list>
        </text:list-item>
      </text:list>
      <text:p text:style-name="P14">Es sollen schlanke Ops-Endpunkte für Ping und Versionsdiagnose existieren.</text:p>
      <text:list xml:id="list36598730" text:continue-numbering="true" text:style-name="Outline">
        <text:list-item>
          <text:list>
            <text:list-item>
              <text:h text:style-name="P13" text:outline-level="2"><text:span text:style-name="T1">7.11 Beziehungen / Referenzmodell</text:span></text:h>
            </text:list-item>
          </text:list>
        </text:list-item>
      </text:list>
      <text:p text:style-name="P14">user-service kann personId speichern; Person bleibt im person-service</text:p>
      <text:p text:style-name="P14">employment-service referenziert personId, bleibt aber Source of Truth für Beschäftigungskontext</text:p>
      <text:p text:style-name="P14">contact-service dockt über ownerType=PERSON und ownerId=personId an</text:p>
      <text:p text:style-name="P14">communication-service versendet an aufgelöste ContactPoints, ist aber nicht der Halter der Kontaktstammdaten</text:p>
      <text:list xml:id="list36602723" text:continue-numbering="true" text:style-name="Outline">
        <text:list-item>
          <text:p text:style-name="P10"><text:span text:style-name="T1">8. Datenmodell</text:span></text:p>
          <text:list>
            <text:list-item>
              <text:h text:style-name="P13" text:outline-level="2"><text:span text:style-name="T1">8.1 Person</text:span></text:h>
            </text:list-item>
          </text:list>
        </text:list-item>
      </text:list>
      <text:p text:style-name="P14">personId</text:p>
      <text:p text:style-name="P14">companyId</text:p>
      <text:p text:style-name="P14">firstName</text:p>
      <text:p text:style-name="P14">lastName</text:p>
      <text:p text:style-name="P14">displayName optional</text:p>
      <text:p text:style-name="P14">status</text:p>
      <text:p text:style-name="P14">notes optional</text:p>
      <text:p text:style-name="P14">Audit-Felder</text:p>
      <text:p text:style-name="P14">version</text:p>
      <text:list xml:id="list36601404" text:continue-numbering="true" text:style-name="Outline">
        <text:list-item>
          <text:list>
            <text:list-item>
              <text:h text:style-name="P13" text:outline-level="2"><text:span text:style-name="T1">8.2 Team</text:span></text:h>
            </text:list-item>
          </text:list>
        </text:list-item>
      </text:list>
      <text:p text:style-name="P14">teamId</text:p>
      <text:p text:style-name="P14">companyId</text:p>
      <text:p text:style-name="P14">name</text:p>
      <text:p text:style-name="P14">description optional</text:p>
      <text:p text:style-name="P14">leadPersonId optional</text:p>
      <text:p text:style-name="P14">parentTeamId optional</text:p>
      <text:p text:style-name="P14">status</text:p>
      <text:p text:style-name="P14">Audit-Felder</text:p>
      <text:p text:style-name="P14">version</text:p>
      <text:p text:style-name="P14">Regel: Unique(companyId, name)</text:p>
      <text:list xml:id="list36612273" text:continue-numbering="true" text:style-name="Outline">
        <text:list-item>
          <text:list>
            <text:list-item>
              <text:h text:style-name="P13" text:outline-level="2"><text:span text:style-name="T1">8.3 TeamMembership</text:span></text:h>
            </text:list-item>
          </text:list>
        </text:list-item>
      </text:list>
      <text:p text:style-name="P14">membershipId</text:p>
      <text:p text:style-name="P14">companyId</text:p>
      <text:p text:style-name="P14">teamId</text:p>
      <text:p text:style-name="P14">personId</text:p>
      <text:p text:style-name="P14">validFrom</text:p>
      <text:p text:style-name="P14">validTo</text:p>
      <text:p text:style-name="P14">isPrimary</text:p>
      <text:p text:style-name="P14"><text:soft-page-break/>memberRole optional</text:p>
      <text:p text:style-name="P14">Audit-Felder</text:p>
      <text:p text:style-name="P14">version</text:p>
      <text:list xml:id="list36589699" text:continue-numbering="true" text:style-name="Outline">
        <text:list-item>
          <text:list>
            <text:list-item>
              <text:h text:style-name="P13" text:outline-level="2"><text:span text:style-name="T1">8.4 PersonClassification</text:span></text:h>
            </text:list-item>
          </text:list>
        </text:list-item>
      </text:list>
      <text:p text:style-name="P14">classificationId</text:p>
      <text:p text:style-name="P14">companyId</text:p>
      <text:p text:style-name="P14">key</text:p>
      <text:p text:style-name="P14">code</text:p>
      <text:p text:style-name="P14">label</text:p>
      <text:p text:style-name="P14">active</text:p>
      <text:p text:style-name="P14">Audit-Felder</text:p>
      <text:p text:style-name="P14">version</text:p>
      <text:list xml:id="list36584176" text:continue-numbering="true" text:style-name="Outline">
        <text:list-item>
          <text:list>
            <text:list-item>
              <text:h text:style-name="P13" text:outline-level="2"><text:span text:style-name="T1">8.5 PersonClassificationAssignment</text:span></text:h>
            </text:list-item>
          </text:list>
        </text:list-item>
      </text:list>
      <text:p text:style-name="P14">assignmentId</text:p>
      <text:p text:style-name="P14">companyId</text:p>
      <text:p text:style-name="P14">personId</text:p>
      <text:p text:style-name="P14">classificationId</text:p>
      <text:p text:style-name="P14">isPrimary optional</text:p>
      <text:p text:style-name="P14">validFrom optional</text:p>
      <text:p text:style-name="P14">validTo optional</text:p>
      <text:p text:style-name="P14">Audit-Felder</text:p>
      <text:p text:style-name="P14">version</text:p>
      <text:list xml:id="list36605873" text:continue-numbering="true" text:style-name="Outline">
        <text:list-item>
          <text:list>
            <text:list-item>
              <text:h text:style-name="P13" text:outline-level="2"><text:span text:style-name="T1">8.6 OutboxEvent</text:span></text:h>
            </text:list-item>
          </text:list>
        </text:list-item>
      </text:list>
      <text:p text:style-name="P14">eventId</text:p>
      <text:p text:style-name="P14">companyId</text:p>
      <text:p text:style-name="P14">eventType</text:p>
      <text:p text:style-name="P14">aggregateType</text:p>
      <text:p text:style-name="P14">aggregateId</text:p>
      <text:p text:style-name="P14">payloadJson</text:p>
      <text:p text:style-name="P14">occurredAtUtc</text:p>
      <text:p text:style-name="P14">status</text:p>
      <text:p text:style-name="P14">retryCount</text:p>
      <text:p text:style-name="P14">lastError optional</text:p>
      <text:list xml:id="list36595782" text:continue-numbering="true" text:style-name="Outline">
        <text:list-item>
          <text:list>
            <text:list-item>
              <text:h text:style-name="P13" text:outline-level="2"><text:span text:style-name="T1">8.7 IdempotencyRecord</text:span></text:h>
            </text:list-item>
          </text:list>
        </text:list-item>
      </text:list>
      <text:p text:style-name="P14">id</text:p>
      <text:p text:style-name="P14">tenantId</text:p>
      <text:p text:style-name="P14">endpointKey</text:p>
      <text:p text:style-name="P14">idempotencyKey</text:p>
      <text:p text:style-name="P14">requestHash</text:p>
      <text:p text:style-name="P14">responseStatus</text:p>
      <text:p text:style-name="P14">responseBody</text:p>
      <text:p text:style-name="P14">createdAt</text:p>
      <text:p text:style-name="P14"><text:soft-page-break/>expiresAt</text:p>
      <text:list xml:id="list36593966" text:continue-numbering="true" text:style-name="Outline">
        <text:list-item>
          <text:list>
            <text:list-item>
              <text:h text:style-name="P13" text:outline-level="2"><text:span text:style-name="T1">8.8 AuditMetadata</text:span></text:h>
            </text:list-item>
          </text:list>
        </text:list-item>
      </text:list>
      <text:p text:style-name="P14">createdAt</text:p>
      <text:p text:style-name="P14">createdBy</text:p>
      <text:p text:style-name="P14">modifiedAt</text:p>
      <text:p text:style-name="P14">modifiedBy</text:p>
      <text:p text:style-name="P14">trashedAt</text:p>
      <text:p text:style-name="P14">trashedBy</text:p>
      <text:list xml:id="list36608239" text:continue-numbering="true" text:style-name="Outline">
        <text:list-item>
          <text:list>
            <text:list-item>
              <text:h text:style-name="P13" text:outline-level="2"><text:span text:style-name="T1">8.9 Referenz- und Integrationsattribute</text:span></text:h>
            </text:list-item>
          </text:list>
        </text:list-item>
      </text:list>
      <text:p text:style-name="P14">contactOwnerType</text:p>
      <text:p text:style-name="P14">contactOwnerId</text:p>
      <text:p text:style-name="P14">linkedUserId optional nur als technische Referenz</text:p>
      <text:p text:style-name="P14">correlationId</text:p>
      <text:list xml:id="list36588273" text:continue-numbering="true" text:style-name="Outline">
        <text:list-item>
          <text:list>
            <text:list-item>
              <text:h text:style-name="P13" text:outline-level="2"><text:span text:style-name="T1">8.10 Öffentliche IDs und OwnerKey</text:span></text:h>
            </text:list-item>
          </text:list>
        </text:list-item>
      </text:list>
      <text:p text:style-name="P14">personId ist fachlich öffentliche ID</text:p>
      <text:p text:style-name="P14">teamId, membershipId und classificationId sind ebenfalls öffentliche IDs</text:p>
      <text:p text:style-name="P14">ownerType=PERSON und ownerId=personId ist der verbindliche Docking-Key zu contact-service</text:p>
      <text:list xml:id="list36611848" text:continue-numbering="true" text:style-name="Outline">
        <text:list-item>
          <text:list>
            <text:list-item>
              <text:h text:style-name="P13" text:outline-level="2"><text:span text:style-name="T1">8.11 Persistenz- und Migrationsregeln</text:span></text:h>
            </text:list-item>
          </text:list>
        </text:list-item>
      </text:list>
      <text:p text:style-name="P14">produktiv nur MySQL/MariaDB</text:p>
      <text:p text:style-name="P14">ausschließlich JPA/Hibernate</text:p>
      <text:p text:style-name="P14">kein JDBC als Persistenzstil</text:p>
      <text:p text:style-name="P14">kein MongoDB</text:p>
      <text:p text:style-name="P14">Migrationen versioniert über Flyway</text:p>
      <text:p text:style-name="P14">Tests müssen Testcontainers und H2 unterstützen</text:p>
      <text:p text:style-name="P7"><text:span text:style-name="T9">Migrationshinweis: Falls der aktuelle Quellcode im Person-Modell noch email-, phone- oder ähnliche Kontaktfelder enthält, gelten diese als Legacy. Neue Schreibpfade auf diese Felder sind zu vermeiden; mittelfristig sind sie in den contact-service zu verlagern.</text:span></text:p>
      <text:list xml:id="list36602526" text:continue-numbering="true" text:style-name="Outline">
        <text:list-item>
          <text:p text:style-name="P10"><text:span text:style-name="T1">9. Idempotency-Regeln</text:span></text:p>
        </text:list-item>
      </text:list>
      <text:p text:style-name="P7"><text:span text:style-name="T10">Im person-service ist Idempotency selektiv vorzusehen.</text:span></text:p>
      <table:table table:name="Tabelle14" table:style-name="Tabelle14">
        <table:table-column table:style-name="Tabelle14.A"/>
        <table:table-column table:style-name="Tabelle14.B"/>
        <table:table-header-rows>
          <table:table-row table:style-name="Tabelle14.1">
            <table:table-cell table:style-name="Tabelle14.A1" office:value-type="string">
              <text:p text:style-name="P5"><text:span text:style-name="T8">Priorität</text:span></text:p>
            </table:table-cell>
            <table:table-cell table:style-name="Tabelle14.A1" office:value-type="string">
              <text:p text:style-name="P5"><text:span text:style-name="T8">Endpunkte</text:span></text:p>
            </table:table-cell>
          </table:table-row>
        </table:table-header-rows>
        <table:table-row table:style-name="Tabelle14.1">
          <table:table-cell table:style-name="Tabelle14.A2" office:value-type="string">
            <text:p text:style-name="P4"><text:span text:style-name="T7">MUSS</text:span></text:p>
          </table:table-cell>
          <table:table-cell table:style-name="Tabelle14.A2" office:value-type="string">
            <text:p text:style-name="P4"><text:span text:style-name="T7">POST /api/v1/companies/{companyId}/persons; POST /api/v1/companies/{companyId}/teams; POST /api/v1/companies/{companyId}/person-classifications</text:span></text:p>
          </table:table-cell>
        </table:table-row>
        <table:table-row table:style-name="Tabelle14.1">
          <table:table-cell table:style-name="Tabelle14.A2" office:value-type="string">
            <text:p text:style-name="P4"><text:span text:style-name="T7">SOLL</text:span></text:p>
          </table:table-cell>
          <table:table-cell table:style-name="Tabelle14.A2" office:value-type="string">
            <text:p text:style-name="P4"><text:span text:style-name="T7">POST .../trash; POST .../restore; POST .../members; POST .../classifications</text:span></text:p>
          </table:table-cell>
        </table:table-row>
        <table:table-row table:style-name="Tabelle14.1">
          <table:table-cell table:style-name="Tabelle14.A2" office:value-type="string">
            <text:p text:style-name="P4"><text:span text:style-name="T7">Regel</text:span></text:p>
          </table:table-cell>
          <table:table-cell table:style-name="Tabelle14.A2" office:value-type="string">
            <text:p text:style-name="P4"><text:span text:style-name="T7">gleicher Key + gleicher Endpoint + gleicher Tenant + gleicher Payload-Hash -&gt; gleiche Antwort; sonst 409 IDEMPOTENCY_CONFLICT</text:span></text:p>
          </table:table-cell>
        </table:table-row>
      </table:table>
      <text:p text:style-name="Standard"/>
      <text:list xml:id="list36605369" text:continue-numbering="true" text:style-name="Outline">
        <text:list-item>
          <text:p text:style-name="P10"><text:soft-page-break/><text:span text:style-name="T1">10. Fehlerformat, Statuscodes, Fehlercodes</text:span></text:p>
          <text:list>
            <text:list-item>
              <text:h text:style-name="P13" text:outline-level="2"><text:span text:style-name="T1">10.1 Fehlerformat</text:span></text:h>
            </text:list-item>
          </text:list>
        </text:list-item>
      </text:list>
      <text:p text:style-name="P14">timestamp</text:p>
      <text:p text:style-name="P14">status</text:p>
      <text:p text:style-name="P14">code</text:p>
      <text:p text:style-name="P14">message</text:p>
      <text:p text:style-name="P14">path</text:p>
      <text:p text:style-name="P14">optional correlationId</text:p>
      <text:p text:style-name="P14">optional details</text:p>
      <text:list xml:id="list36604557" text:continue-numbering="true" text:style-name="Outline">
        <text:list-item>
          <text:list>
            <text:list-item>
              <text:h text:style-name="P13" text:outline-level="2"><text:span text:style-name="T1">10.2 Fehlercode-Mapping</text:span></text:h>
            </text:list-item>
          </text:list>
        </text:list-item>
      </text:list>
      <table:table table:name="Tabelle15" table:style-name="Tabelle15">
        <table:table-column table:style-name="Tabelle15.A"/>
        <table:table-column table:style-name="Tabelle15.B"/>
        <table:table-header-rows>
          <table:table-row table:style-name="Tabelle15.1">
            <table:table-cell table:style-name="Tabelle15.A1" office:value-type="string">
              <text:p text:style-name="P5"><text:span text:style-name="T8">Code</text:span></text:p>
            </table:table-cell>
            <table:table-cell table:style-name="Tabelle15.A1" office:value-type="string">
              <text:p text:style-name="P5"><text:span text:style-name="T8">Bedeutung</text:span></text:p>
            </table:table-cell>
          </table:table-row>
        </table:table-header-rows>
        <table:table-row table:style-name="Tabelle15.1">
          <table:table-cell table:style-name="Tabelle15.A2" office:value-type="string">
            <text:p text:style-name="P4"><text:span text:style-name="T7">VALIDATION_ERROR</text:span></text:p>
          </table:table-cell>
          <table:table-cell table:style-name="Tabelle15.A2" office:value-type="string">
            <text:p text:style-name="P4"><text:span text:style-name="T7">Request verletzt Validierung</text:span></text:p>
          </table:table-cell>
        </table:table-row>
        <table:table-row table:style-name="Tabelle15.1">
          <table:table-cell table:style-name="Tabelle15.A2" office:value-type="string">
            <text:p text:style-name="P4"><text:span text:style-name="T7">UNAUTHENTICATED</text:span></text:p>
          </table:table-cell>
          <table:table-cell table:style-name="Tabelle15.A2" office:value-type="string">
            <text:p text:style-name="P4"><text:span text:style-name="T7">Authorization Header fehlt oder Tokenvalidierung scheitert</text:span></text:p>
          </table:table-cell>
        </table:table-row>
        <table:table-row table:style-name="Tabelle15.1">
          <table:table-cell table:style-name="Tabelle15.A2" office:value-type="string">
            <text:p text:style-name="P4"><text:span text:style-name="T7">FORBIDDEN</text:span></text:p>
          </table:table-cell>
          <table:table-cell table:style-name="Tabelle15.A2" office:value-type="string">
            <text:p text:style-name="P4"><text:span text:style-name="T7">Zugriff grundsätzlich nicht erlaubt</text:span></text:p>
          </table:table-cell>
        </table:table-row>
        <table:table-row table:style-name="Tabelle15.1">
          <table:table-cell table:style-name="Tabelle15.A2" office:value-type="string">
            <text:p text:style-name="P4"><text:span text:style-name="T7">SCOPE_MISSING</text:span></text:p>
          </table:table-cell>
          <table:table-cell table:style-name="Tabelle15.A2" office:value-type="string">
            <text:p text:style-name="P4"><text:span text:style-name="T7">erforderlicher Scope fehlt</text:span></text:p>
          </table:table-cell>
        </table:table-row>
        <table:table-row table:style-name="Tabelle15.1">
          <table:table-cell table:style-name="Tabelle15.A2" office:value-type="string">
            <text:p text:style-name="P4"><text:span text:style-name="T7">TENANT_MISMATCH</text:span></text:p>
          </table:table-cell>
          <table:table-cell table:style-name="Tabelle15.A2" office:value-type="string">
            <text:p text:style-name="P4"><text:span text:style-name="T7">Pfad, Header und Claim passen nicht zusammen</text:span></text:p>
          </table:table-cell>
        </table:table-row>
        <table:table-row table:style-name="Tabelle15.1">
          <table:table-cell table:style-name="Tabelle15.A2" office:value-type="string">
            <text:p text:style-name="P4"><text:span text:style-name="T7">PERSON_NOT_FOUND</text:span></text:p>
          </table:table-cell>
          <table:table-cell table:style-name="Tabelle15.A2" office:value-type="string">
            <text:p text:style-name="P4"><text:span text:style-name="T7">Person existiert nicht oder ist nicht sichtbar</text:span></text:p>
          </table:table-cell>
        </table:table-row>
        <table:table-row table:style-name="Tabelle15.1">
          <table:table-cell table:style-name="Tabelle15.A2" office:value-type="string">
            <text:p text:style-name="P4"><text:span text:style-name="T7">TEAM_NOT_FOUND</text:span></text:p>
          </table:table-cell>
          <table:table-cell table:style-name="Tabelle15.A2" office:value-type="string">
            <text:p text:style-name="P4"><text:span text:style-name="T7">Team existiert nicht oder ist nicht sichtbar</text:span></text:p>
          </table:table-cell>
        </table:table-row>
        <table:table-row table:style-name="Tabelle15.1">
          <table:table-cell table:style-name="Tabelle15.A2" office:value-type="string">
            <text:p text:style-name="P4"><text:span text:style-name="T7">MEMBERSHIP_NOT_FOUND</text:span></text:p>
          </table:table-cell>
          <table:table-cell table:style-name="Tabelle15.A2" office:value-type="string">
            <text:p text:style-name="P4"><text:span text:style-name="T7">Membership existiert nicht</text:span></text:p>
          </table:table-cell>
        </table:table-row>
        <table:table-row table:style-name="Tabelle15.1">
          <table:table-cell table:style-name="Tabelle15.A2" office:value-type="string">
            <text:p text:style-name="P4"><text:span text:style-name="T7">CLASSIFICATION_NOT_FOUND</text:span></text:p>
          </table:table-cell>
          <table:table-cell table:style-name="Tabelle15.A2" office:value-type="string">
            <text:p text:style-name="P4"><text:span text:style-name="T7">Klassifikation existiert nicht</text:span></text:p>
          </table:table-cell>
        </table:table-row>
        <table:table-row table:style-name="Tabelle15.1">
          <table:table-cell table:style-name="Tabelle15.A2" office:value-type="string">
            <text:p text:style-name="P4"><text:span text:style-name="T7">TEAM_NAME_ALREADY_EXISTS</text:span></text:p>
          </table:table-cell>
          <table:table-cell table:style-name="Tabelle15.A2" office:value-type="string">
            <text:p text:style-name="P4"><text:span text:style-name="T7">Team-Name im Tenant bereits vergeben</text:span></text:p>
          </table:table-cell>
        </table:table-row>
        <table:table-row table:style-name="Tabelle15.1">
          <table:table-cell table:style-name="Tabelle15.A2" office:value-type="string">
            <text:p text:style-name="P4"><text:span text:style-name="T7">PRIMARY_TEAM_ALREADY_EXISTS</text:span></text:p>
          </table:table-cell>
          <table:table-cell table:style-name="Tabelle15.A2" office:value-type="string">
            <text:p text:style-name="P4"><text:span text:style-name="T7">aktive Hauptteam-Regel verletzt</text:span></text:p>
          </table:table-cell>
        </table:table-row>
        <table:table-row table:style-name="Tabelle15.1">
          <table:table-cell table:style-name="Tabelle15.A2" office:value-type="string">
            <text:p text:style-name="P4"><text:span text:style-name="T7">ACTIVE_MEMBERSHIP_ALREADY_EXISTS</text:span></text:p>
          </table:table-cell>
          <table:table-cell table:style-name="Tabelle15.A2" office:value-type="string">
            <text:p text:style-name="P4"><text:span text:style-name="T7">aktive Membership-Regel verletzt</text:span></text:p>
          </table:table-cell>
        </table:table-row>
        <table:table-row table:style-name="Tabelle15.1">
          <table:table-cell table:style-name="Tabelle15.A2" office:value-type="string">
            <text:p text:style-name="P4"><text:span text:style-name="T7">IDEMPOTENCY_CONFLICT</text:span></text:p>
          </table:table-cell>
          <table:table-cell table:style-name="Tabelle15.A2" office:value-type="string">
            <text:p text:style-name="P4"><text:span text:style-name="T7">gleicher Key bei anderer Payload</text:span></text:p>
          </table:table-cell>
        </table:table-row>
        <table:table-row table:style-name="Tabelle15.1">
          <table:table-cell table:style-name="Tabelle15.A2" office:value-type="string">
            <text:p text:style-name="P4"><text:span text:style-name="T7">VERSION_CONFLICT</text:span></text:p>
          </table:table-cell>
          <table:table-cell table:style-name="Tabelle15.A2" office:value-type="string">
            <text:p text:style-name="P4"><text:span text:style-name="T7">Optimistic Locking schlägt fehl</text:span></text:p>
          </table:table-cell>
        </table:table-row>
        <table:table-row table:style-name="Tabelle15.1">
          <table:table-cell table:style-name="Tabelle15.A2" office:value-type="string">
            <text:p text:style-name="P4"><text:span text:style-name="T7">DOWNSTREAM_UNAVAILABLE</text:span></text:p>
          </table:table-cell>
          <table:table-cell table:style-name="Tabelle15.A2" office:value-type="string">
            <text:p text:style-name="P4"><text:span text:style-name="T7">optionaler Downstream nicht erreichbar</text:span></text:p>
          </table:table-cell>
        </table:table-row>
        <table:table-row table:style-name="Tabelle15.1">
          <table:table-cell table:style-name="Tabelle15.A2" office:value-type="string">
            <text:p text:style-name="P4"><text:span text:style-name="T7">INTERNAL_ERROR</text:span></text:p>
          </table:table-cell>
          <table:table-cell table:style-name="Tabelle15.A2" office:value-type="string">
            <text:p text:style-name="P4"><text:span text:style-name="T7">unerwarteter Serverfehler</text:span></text:p>
          </table:table-cell>
        </table:table-row>
      </table:table>
      <text:p text:style-name="Standard"/>
      <text:list xml:id="list36606620" text:continue-numbering="true" text:style-name="Outline">
        <text:list-item>
          <text:p text:style-name="P10"><text:span text:style-name="T1">11. Betrieb / Deployment / Konfiguration</text:span></text:p>
          <text:list>
            <text:list-item>
              <text:h text:style-name="P13" text:outline-level="2"><text:span text:style-name="T1">11.1 Serviceeigene Ports</text:span></text:h>
            </text:list-item>
          </text:list>
        </text:list-item>
      </text:list>
      <table:table table:name="Tabelle16" table:style-name="Tabelle16">
        <table:table-column table:style-name="Tabelle16.A"/>
        <table:table-column table:style-name="Tabelle16.B"/>
        <table:table-header-rows>
          <table:table-row table:style-name="Tabelle16.1">
            <table:table-cell table:style-name="Tabelle16.A1" office:value-type="string">
              <text:p text:style-name="P5"><text:span text:style-name="T8">Bereich</text:span></text:p>
            </table:table-cell>
            <table:table-cell table:style-name="Tabelle16.A1" office:value-type="string">
              <text:p text:style-name="P5"><text:span text:style-name="T8">Vorgabe</text:span></text:p>
            </table:table-cell>
          </table:table-row>
        </table:table-header-rows>
        <table:table-row table:style-name="Tabelle16.1">
          <table:table-cell table:style-name="Tabelle16.A2" office:value-type="string">
            <text:p text:style-name="P4"><text:span text:style-name="T7">API/Application Port</text:span></text:p>
          </table:table-cell>
          <table:table-cell table:style-name="Tabelle16.A2" office:value-type="string">
            <text:p text:style-name="P4"><text:span text:style-name="T7">PERSON_SERVER_PORT, Default 8113</text:span></text:p>
          </table:table-cell>
        </table:table-row>
        <table:table-row table:style-name="Tabelle16.1">
          <table:table-cell table:style-name="Tabelle16.A2" office:value-type="string">
            <text:p text:style-name="P4"><text:span text:style-name="T7">Management/Actuator Port</text:span></text:p>
          </table:table-cell>
          <table:table-cell table:style-name="Tabelle16.A2" office:value-type="string">
            <text:p text:style-name="P4"><text:span text:style-name="T7">PERSON_MANAGEMENT_SERVER_PORT, Default 8213</text:span></text:p>
          </table:table-cell>
        </table:table-row>
        <table:table-row table:style-name="Tabelle16.1">
          <table:table-cell table:style-name="Tabelle16.A2" office:value-type="string">
            <text:p text:style-name="P4"><text:span text:style-name="T7">Optionale Ports</text:span></text:p>
          </table:table-cell>
          <table:table-cell table:style-name="Tabelle16.A2" office:value-type="string">
            <text:p text:style-name="P4"><text:span text:style-name="T7">keine Pflichtports; Debug/JMX nur optional und standardmäßig deaktiviert</text:span></text:p>
          </table:table-cell>
        </table:table-row>
        <table:table-row table:style-name="Tabelle16.1">
          <table:table-cell table:style-name="Tabelle16.A2" office:value-type="string">
            <text:p text:style-name="P4"><text:span text:style-name="T7">Regel bei parallelem Betrieb</text:span></text:p>
          </table:table-cell>
          <table:table-cell table:style-name="Tabelle16.A2" office:value-type="string">
            <text:p text:style-name="P4"><text:span text:style-name="T7">Ports ausschließlich per ENV; API und Management getrennt konfigurierbar</text:span></text:p>
          </table:table-cell>
        </table:table-row>
      </table:table>
      <text:p text:style-name="Standard"/>
      <text:list xml:id="list36582396" text:continue-numbering="true" text:style-name="Outline">
        <text:list-item>
          <text:list>
            <text:list-item>
              <text:h text:style-name="P13" text:outline-level="2"><text:span text:style-name="T1">11.2 Pfad-Konfiguration</text:span></text:h>
            </text:list-item>
          </text:list>
        </text:list-item>
      </text:list>
      <text:p text:style-name="P14">PERSON_CONTEXT_PATH</text:p>
      <text:p text:style-name="P14">PERSON_SWAGGER_UI_PATH</text:p>
      <text:p text:style-name="P14">PERSON_API_DOCS_PATH</text:p>
      <text:p text:style-name="P14">PERSON_ACTUATOR_BASE_PATH</text:p>
      <text:list xml:id="list36586403" text:continue-numbering="true" text:style-name="Outline">
        <text:list-item>
          <text:list>
            <text:list-item>
              <text:h text:style-name="P13" text:outline-level="2"><text:span text:style-name="T1">11.3 JWT-Konfiguration</text:span></text:h>
            </text:list-item>
          </text:list>
        </text:list-item>
      </text:list>
      <text:p text:style-name="P14">PERSON_JWT_JWKS_URI</text:p>
      <text:p text:style-name="P14"><text:soft-page-break/>PERSON_JWT_ISSUER</text:p>
      <text:p text:style-name="P14">PERSON_JWT_AUDIENCE</text:p>
      <text:p text:style-name="P14">PERSON_JWT_CLOCK_SKEW_SECONDS</text:p>
      <text:p text:style-name="P14">PERSON_TENANT_CLAIM</text:p>
      <text:list xml:id="list36608008" text:continue-numbering="true" text:style-name="Outline">
        <text:list-item>
          <text:list>
            <text:list-item>
              <text:h text:style-name="P13" text:outline-level="2"><text:span text:style-name="T1">11.4 Umgebungsvariablen</text:span></text:h>
            </text:list-item>
          </text:list>
        </text:list-item>
      </text:list>
      <table:table table:name="Tabelle17" table:style-name="Tabelle17">
        <table:table-column table:style-name="Tabelle17.A"/>
        <table:table-column table:style-name="Tabelle17.B"/>
        <table:table-header-rows>
          <table:table-row table:style-name="Tabelle17.1">
            <table:table-cell table:style-name="Tabelle17.A1" office:value-type="string">
              <text:p text:style-name="P5"><text:span text:style-name="T8">Variable</text:span></text:p>
            </table:table-cell>
            <table:table-cell table:style-name="Tabelle17.A1" office:value-type="string">
              <text:p text:style-name="P5"><text:span text:style-name="T8">Zweck</text:span></text:p>
            </table:table-cell>
          </table:table-row>
        </table:table-header-rows>
        <table:table-row table:style-name="Tabelle17.1">
          <table:table-cell table:style-name="Tabelle17.A2" office:value-type="string">
            <text:p text:style-name="P4"><text:span text:style-name="T7">PERSON_SERVER_PORT</text:span></text:p>
          </table:table-cell>
          <table:table-cell table:style-name="Tabelle17.A2" office:value-type="string">
            <text:p text:style-name="P4"><text:span text:style-name="T7">API-Port</text:span></text:p>
          </table:table-cell>
        </table:table-row>
        <table:table-row table:style-name="Tabelle17.1">
          <table:table-cell table:style-name="Tabelle17.A2" office:value-type="string">
            <text:p text:style-name="P4"><text:span text:style-name="T7">PERSON_MANAGEMENT_SERVER_PORT</text:span></text:p>
          </table:table-cell>
          <table:table-cell table:style-name="Tabelle17.A2" office:value-type="string">
            <text:p text:style-name="P4"><text:span text:style-name="T7">Management-Port</text:span></text:p>
          </table:table-cell>
        </table:table-row>
        <table:table-row table:style-name="Tabelle17.1">
          <table:table-cell table:style-name="Tabelle17.A2" office:value-type="string">
            <text:p text:style-name="P4"><text:span text:style-name="T7">PERSON_DB_HOST / PORT / NAME / USER / PASSWORD</text:span></text:p>
          </table:table-cell>
          <table:table-cell table:style-name="Tabelle17.A2" office:value-type="string">
            <text:p text:style-name="P4"><text:span text:style-name="T7">Datenbankanbindung</text:span></text:p>
          </table:table-cell>
        </table:table-row>
        <table:table-row table:style-name="Tabelle17.1">
          <table:table-cell table:style-name="Tabelle17.A2" office:value-type="string">
            <text:p text:style-name="P4"><text:span text:style-name="T7">PERSON_JWT_JWKS_URI / ISSUER / AUDIENCE</text:span></text:p>
          </table:table-cell>
          <table:table-cell table:style-name="Tabelle17.A2" office:value-type="string">
            <text:p text:style-name="P4"><text:span text:style-name="T7">JWT-/JWKS-Konfiguration</text:span></text:p>
          </table:table-cell>
        </table:table-row>
        <table:table-row table:style-name="Tabelle17.1">
          <table:table-cell table:style-name="Tabelle17.A2" office:value-type="string">
            <text:p text:style-name="P4"><text:span text:style-name="T7">PERSON_COMPANY_SERVICE_BASE_URL</text:span></text:p>
          </table:table-cell>
          <table:table-cell table:style-name="Tabelle17.A2" office:value-type="string">
            <text:p text:style-name="P4"><text:span text:style-name="T7">optionale Company-Prüfung</text:span></text:p>
          </table:table-cell>
        </table:table-row>
        <table:table-row table:style-name="Tabelle17.1">
          <table:table-cell table:style-name="Tabelle17.A2" office:value-type="string">
            <text:p text:style-name="P4"><text:span text:style-name="T7">PERSON_USER_SERVICE_BASE_URL</text:span></text:p>
          </table:table-cell>
          <table:table-cell table:style-name="Tabelle17.A2" office:value-type="string">
            <text:p text:style-name="P4"><text:span text:style-name="T7">optionale User-Konsistenzprüfung</text:span></text:p>
          </table:table-cell>
        </table:table-row>
        <table:table-row table:style-name="Tabelle17.1">
          <table:table-cell table:style-name="Tabelle17.A2" office:value-type="string">
            <text:p text:style-name="P4"><text:span text:style-name="T7">PERSON_CONTACT_SERVICE_BASE_URL</text:span></text:p>
          </table:table-cell>
          <table:table-cell table:style-name="Tabelle17.A2" office:value-type="string">
            <text:p text:style-name="P4"><text:span text:style-name="T7">Contact-Docking</text:span></text:p>
          </table:table-cell>
        </table:table-row>
        <table:table-row table:style-name="Tabelle17.1">
          <table:table-cell table:style-name="Tabelle17.A2" office:value-type="string">
            <text:p text:style-name="P4"><text:span text:style-name="T7">PERSON_COMMUNICATION_SERVICE_BASE_URL</text:span></text:p>
          </table:table-cell>
          <table:table-cell table:style-name="Tabelle17.A2" office:value-type="string">
            <text:p text:style-name="P4"><text:span text:style-name="T7">optionale Folgeprozesse / Benachrichtigung</text:span></text:p>
          </table:table-cell>
        </table:table-row>
        <table:table-row table:style-name="Tabelle17.1">
          <table:table-cell table:style-name="Tabelle17.A2" office:value-type="string">
            <text:p text:style-name="P4"><text:span text:style-name="T7">PERSON_IAM_SERVICE_BASE_URL</text:span></text:p>
          </table:table-cell>
          <table:table-cell table:style-name="Tabelle17.A2" office:value-type="string">
            <text:p text:style-name="P4"><text:span text:style-name="T7">optionale Remote-Policy-Integration</text:span></text:p>
          </table:table-cell>
        </table:table-row>
        <table:table-row table:style-name="Tabelle17.1">
          <table:table-cell table:style-name="Tabelle17.A2" office:value-type="string">
            <text:p text:style-name="P4"><text:span text:style-name="T7">PERSON_OUTBOX_ENABLED</text:span></text:p>
          </table:table-cell>
          <table:table-cell table:style-name="Tabelle17.A2" office:value-type="string">
            <text:p text:style-name="P4"><text:span text:style-name="T7">Outbox aktiv/inaktiv</text:span></text:p>
          </table:table-cell>
        </table:table-row>
        <table:table-row table:style-name="Tabelle17.1">
          <table:table-cell table:style-name="Tabelle17.A2" office:value-type="string">
            <text:p text:style-name="P4"><text:span text:style-name="T7">PERSON_SWAGGER_ENABLED</text:span></text:p>
          </table:table-cell>
          <table:table-cell table:style-name="Tabelle17.A2" office:value-type="string">
            <text:p text:style-name="P4"><text:span text:style-name="T7">Swagger aktiv/inaktiv</text:span></text:p>
          </table:table-cell>
        </table:table-row>
      </table:table>
      <text:p text:style-name="Standard"/>
      <text:list xml:id="list36582590" text:continue-numbering="true" text:style-name="Outline">
        <text:list-item>
          <text:list>
            <text:list-item>
              <text:h text:style-name="P13" text:outline-level="2"><text:span text:style-name="T1">11.5 Logging, Audit und Nachvollziehbarkeit</text:span></text:h>
            </text:list-item>
          </text:list>
        </text:list-item>
      </text:list>
      <text:p text:style-name="P14">strukturiertes Logging</text:p>
      <text:p text:style-name="P14">X-Correlation-Id führen</text:p>
      <text:p text:style-name="P14">keine sensitiven Daten im Klartext loggen</text:p>
      <text:p text:style-name="P14">Fachänderungen auditieren</text:p>
      <text:p text:style-name="P14">externe Aufrufe nachvollziehbar protokollieren</text:p>
      <text:list xml:id="list36594967" text:continue-numbering="true" text:style-name="Outline">
        <text:list-item>
          <text:list>
            <text:list-item>
              <text:h text:style-name="P13" text:outline-level="2"><text:span text:style-name="T1">11.6 Support-Diagnosezugriffe und Tenant-bezogene Auswertung</text:span></text:h>
            </text:list-item>
          </text:list>
        </text:list-item>
      </text:list>
      <text:p text:style-name="P14">Diagnosezugriffe von Fachzugriffen trennen</text:p>
      <text:p text:style-name="P14">auditierbar</text:p>
      <text:p text:style-name="P14">tenant-scharf</text:p>
      <text:p text:style-name="P14">personenbezogene Inhalte nur minimal offenlegen</text:p>
      <text:list xml:id="list36602894" text:continue-numbering="true" text:style-name="Outline">
        <text:list-item>
          <text:list>
            <text:list-item>
              <text:h text:style-name="P13" text:outline-level="2"><text:span text:style-name="T1">11.7 Datenschutz, DSGVO, Lösch- und Aufbewahrungsregeln</text:span></text:h>
            </text:list-item>
          </text:list>
        </text:list-item>
      </text:list>
      <text:p text:style-name="P14">Datenminimierung umsetzen</text:p>
      <text:p text:style-name="P14">Kontaktstammdaten nicht doppelt halten</text:p>
      <text:p text:style-name="P14">Soft-Delete und Restore sauber unterstützen</text:p>
      <text:p text:style-name="P14">definierte Retention/Purge-Regeln ermöglichen</text:p>
      <text:p text:style-name="P14">Audit und Support datensparsam umsetzen</text:p>
      <text:list xml:id="list36605141" text:continue-numbering="true" text:style-name="Outline">
        <text:list-item>
          <text:p text:style-name="P10"><text:span text:style-name="T1">12. Tests und Abnahmekriterien</text:span></text:p>
          <text:list>
            <text:list-item>
              <text:h text:style-name="P13" text:outline-level="2"><text:span text:style-name="T1">12.1 Tests</text:span></text:h>
            </text:list-item>
          </text:list>
        </text:list-item>
      </text:list>
      <text:p text:style-name="P14">Für alle Funktionen müssen positive und negative Tests vorhanden sein.</text:p>
      <text:p text:style-name="P14">Pflicht-Testarten: Controller-/Web-Layer-Tests, Security-Tests, Validierungs-Tests, Integrations-Tests, Datenbank-Tests, JWT-Contract-Tests, Swagger-/OpenAPI-Prüfungen, Outbox-/Outbound-Tests.</text:p>
      <text:p text:style-name="P14">Testcontainers müssen unterstützt werden.</text:p>
      <text:p text:style-name="P14">H2 muss unterstützt werden.</text:p>
      <text:p text:style-name="P14">Tests müssen auch ohne Docker lauffähig sein.</text:p>
      <text:p text:style-name="P14"><text:soft-page-break/>Downstream-Services müssen mockbar oder stubbar sein, weil momentan keine anderen Services laufen.</text:p>
      <text:p text:style-name="P14">Pro dokumentiertem Endpoint mindestens ein Positiv- und ein Negativtest.</text:p>
      <text:list xml:id="list36610163" text:continue-numbering="true" text:style-name="Outline">
        <text:list-item>
          <text:list>
            <text:list-item>
              <text:h text:style-name="P13" text:outline-level="2"><text:span text:style-name="T1">12.2 Abnahmekriterien</text:span></text:h>
            </text:list-item>
          </text:list>
        </text:list-item>
      </text:list>
      <table:table table:name="Tabelle18" table:style-name="Tabelle18">
        <table:table-column table:style-name="Tabelle18.A"/>
        <table:table-column table:style-name="Tabelle18.B"/>
        <table:table-header-rows>
          <table:table-row table:style-name="Tabelle18.1">
            <table:table-cell table:style-name="Tabelle18.A1" office:value-type="string">
              <text:p text:style-name="P5"><text:span text:style-name="T8">Kriterium</text:span></text:p>
            </table:table-cell>
            <table:table-cell table:style-name="Tabelle18.A1" office:value-type="string">
              <text:p text:style-name="P5"><text:span text:style-name="T8">Muss erfüllt sein</text:span></text:p>
            </table:table-cell>
          </table:table-row>
        </table:table-header-rows>
        <table:table-row table:style-name="Tabelle18.1">
          <table:table-cell table:style-name="Tabelle18.A2" office:value-type="string">
            <text:p text:style-name="P4"><text:span text:style-name="T7">Ports</text:span></text:p>
          </table:table-cell>
          <table:table-cell table:style-name="Tabelle18.A2" office:value-type="string">
            <text:p text:style-name="P4"><text:span text:style-name="T7">PERSON_SERVER_PORT läuft standardmäßig auf 8113; PERSON_MANAGEMENT_SERVER_PORT auf 8213</text:span></text:p>
          </table:table-cell>
        </table:table-row>
        <table:table-row table:style-name="Tabelle18.1">
          <table:table-cell table:style-name="Tabelle18.A2" office:value-type="string">
            <text:p text:style-name="P4"><text:span text:style-name="T7">Persistenz</text:span></text:p>
          </table:table-cell>
          <table:table-cell table:style-name="Tabelle18.A2" office:value-type="string">
            <text:p text:style-name="P4"><text:span text:style-name="T7">produktiv nur MySQL/MariaDB; ausschließlich JPA/Hibernate; kein JDBC-Persistenzstil; kein MongoDB</text:span></text:p>
          </table:table-cell>
        </table:table-row>
        <table:table-row table:style-name="Tabelle18.1">
          <table:table-cell table:style-name="Tabelle18.A2" office:value-type="string">
            <text:p text:style-name="P4"><text:span text:style-name="T7">JWT</text:span></text:p>
          </table:table-cell>
          <table:table-cell table:style-name="Tabelle18.A2" office:value-type="string">
            <text:p text:style-name="P4"><text:span text:style-name="T7">JWT-Validierung gegen den Auth-Contract funktioniert</text:span></text:p>
          </table:table-cell>
        </table:table-row>
        <table:table-row table:style-name="Tabelle18.1">
          <table:table-cell table:style-name="Tabelle18.A2" office:value-type="string">
            <text:p text:style-name="P4"><text:span text:style-name="T7">Tenant</text:span></text:p>
          </table:table-cell>
          <table:table-cell table:style-name="Tabelle18.A2" office:value-type="string">
            <text:p text:style-name="P4"><text:span text:style-name="T7">Tenant-Isolation greift auf allen Fachendpunkten</text:span></text:p>
          </table:table-cell>
        </table:table-row>
        <table:table-row table:style-name="Tabelle18.1">
          <table:table-cell table:style-name="Tabelle18.A2" office:value-type="string">
            <text:p text:style-name="P4"><text:span text:style-name="T7">Fachfunktionen</text:span></text:p>
          </table:table-cell>
          <table:table-cell table:style-name="Tabelle18.A2" office:value-type="string">
            <text:p text:style-name="P4"><text:span text:style-name="T7">Personen, Teams, Memberships und Klassifikationen funktionieren vollständig</text:span></text:p>
          </table:table-cell>
        </table:table-row>
        <table:table-row table:style-name="Tabelle18.1">
          <table:table-cell table:style-name="Tabelle18.A2" office:value-type="string">
            <text:p text:style-name="P4"><text:span text:style-name="T7">Contact-Docking</text:span></text:p>
          </table:table-cell>
          <table:table-cell table:style-name="Tabelle18.A2" office:value-type="string">
            <text:p text:style-name="P4"><text:span text:style-name="T7">OwnerKey / contactOwnerType und contactOwnerId sind sauber beschrieben und technisch vorgesehen</text:span></text:p>
          </table:table-cell>
        </table:table-row>
        <table:table-row table:style-name="Tabelle18.1">
          <table:table-cell table:style-name="Tabelle18.A2" office:value-type="string">
            <text:p text:style-name="P4"><text:span text:style-name="T7">Swagger</text:span></text:p>
          </table:table-cell>
          <table:table-cell table:style-name="Tabelle18.A2" office:value-type="string">
            <text:p text:style-name="P4"><text:span text:style-name="T7">Controller, DTOs und Enums vollständig dokumentiert</text:span></text:p>
          </table:table-cell>
        </table:table-row>
        <table:table-row table:style-name="Tabelle18.1">
          <table:table-cell table:style-name="Tabelle18.A2" office:value-type="string">
            <text:p text:style-name="P4"><text:span text:style-name="T7">Tests</text:span></text:p>
          </table:table-cell>
          <table:table-cell table:style-name="Tabelle18.A2" office:value-type="string">
            <text:p text:style-name="P4"><text:span text:style-name="T7">positive und negative Tests für alle Funktionen vorhanden</text:span></text:p>
          </table:table-cell>
        </table:table-row>
        <table:table-row table:style-name="Tabelle18.1">
          <table:table-cell table:style-name="Tabelle18.A2" office:value-type="string">
            <text:p text:style-name="P4"><text:span text:style-name="T7">Betrieb</text:span></text:p>
          </table:table-cell>
          <table:table-cell table:style-name="Tabelle18.A2" office:value-type="string">
            <text:p text:style-name="P4"><text:span text:style-name="T7">Service bleibt auch ohne laufende Downstream-Services startbar</text:span></text:p>
          </table:table-cell>
        </table:table-row>
        <table:table-row table:style-name="Tabelle18.1">
          <table:table-cell table:style-name="Tabelle18.A2" office:value-type="string">
            <text:p text:style-name="P4"><text:span text:style-name="T7">Legacy-Bereinigung</text:span></text:p>
          </table:table-cell>
          <table:table-cell table:style-name="Tabelle18.A2" office:value-type="string">
            <text:p text:style-name="P4"><text:span text:style-name="T7">Kontaktstammdaten im Person-Modell werden nicht mehr als Soll-Zustand verwendet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ptos" fo:font-size="10.5pt" style:font-name-asian="Apto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  <style:text-properties style:font-name="Aptos" fo:font-size="10.5pt" style:font-size-asian="10.5pt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Aptos" fo:font-size="16pt" fo:font-weight="bold" style:font-size-asian="16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Aptos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Aptos" fo:font-size="11.5pt" fo:font-weight="bold" style:font-size-asian="11.5pt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Aptos" fo:font-size="10.5pt" fo:font-style="italic" fo:font-weight="bold" style:font-size-asian="10.5pt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Item" style:family="paragraph" style:parent-style-name="Standard" style:default-outline-level="" style:list-style-name="">
      <style:text-properties fo:font-size="10pt" style:font-size-asian="10pt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5b6570" fo:font-size="8.5pt" style:font-size-asian="8.5pt"/>
    </style:style>
    <style:page-layout style:name="Mpm1">
      <style:page-layout-properties fo:page-width="21.59cm" fo:page-height="27.94cm" style:num-format="1" style:print-orientation="portrait" fo:margin-top="1.27cm" fo:margin-bottom="1.27cm" fo:margin-left="2.2cm" fo:margin-right="2.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3cm" fo:margin-left="0cm" fo:margin-right="0cm" fo:margin-bottom="0.831cm" style:dynamic-spacing="true"/>
      </style:header-style>
      <style:footer-style>
        <style:header-footer-properties fo:min-height="0.529cm" fo:margin-left="0cm" fo:margin-right="0cm" fo:margin-top="0.42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flichtenheft - person-service</text:span></text:p>
      </style:header>
      <style:footer>
        <text:p text:style-name="MP2">Seite 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flichtenheft person-service v2.2</dc:title>
    <dc:subject>Konsolidierte Endfassung</dc:subject>
    <meta:initial-creator>OpenAI</meta:initial-creator>
    <dc:description>Erstellt zur Überarbeitung des person-service.</dc:description>
    <meta:editing-cycles>1</meta:editing-cycles>
    <meta:creation-date>2013-12-23T23:15:00</meta:creation-date>
    <dc:date>2026-03-08T16:32:10.77</dc:date>
    <meta:editing-duration>P0D</meta:editing-duration>
    <meta:generator>OpenOffice/4.1.15$Win32 OpenOffice.org_project/4115m2$Build-9813</meta:generator>
    <meta:document-statistic meta:table-count="18" meta:image-count="0" meta:object-count="0" meta:page-count="15" meta:paragraph-count="683" meta:word-count="2260" meta:character-count="21260"/>
    <dc:creator>Thomas Meyer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